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823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8.015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12.153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14.977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10.956cm"/>
    </style:style>
    <style:style style:name="co11" style:family="table-column">
      <style:table-column-properties fo:break-before="auto" style:column-width="3.436cm"/>
    </style:style>
    <style:style style:name="co12" style:family="table-column">
      <style:table-column-properties fo:break-before="auto" style:column-width="13.615cm"/>
    </style:style>
    <style:style style:name="co13" style:family="table-column">
      <style:table-column-properties fo:break-before="auto" style:column-width="2.485cm"/>
    </style:style>
    <style:style style:name="co14" style:family="table-column">
      <style:table-column-properties fo:break-before="auto" style:column-width="10.742cm"/>
    </style:style>
    <style:style style:name="co15" style:family="table-column">
      <style:table-column-properties fo:break-before="auto" style:column-width="3.221cm"/>
    </style:style>
    <style:style style:name="co16" style:family="table-column">
      <style:table-column-properties fo:break-before="auto" style:column-width="16.039cm"/>
    </style:style>
    <style:style style:name="co17" style:family="table-column">
      <style:table-column-properties fo:break-before="auto" style:column-width="9.92cm"/>
    </style:style>
    <style:style style:name="co18" style:family="table-column">
      <style:table-column-properties fo:break-before="auto" style:column-width="8.968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4.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order-left="0.99pt solid #000000" fo:border-right="0.99pt solid #000000" fo:border-top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99pt solid #000000" fo:border-left="0.99pt solid #000000" fo:border-right="0.99pt solid #000000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51pt solid #000000" fo:border-left="0.99pt solid #000000" fo:border-right="0.99pt solid #000000" fo:border-top="0.51pt solid #000000"/>
    </style:style>
    <style:style style:name="ce28" style:family="table-cell" style:parent-style-name="Default">
      <style:table-cell-properties fo:border-bottom="0.99pt solid #000000" fo:border-left="0.99pt solid #000000" fo:border-right="0.99pt solid #000000" fo:border-top="0.51pt solid #000000"/>
    </style:style>
    <style:style style:name="ce29" style:family="table-cell" style:parent-style-name="Default">
      <style:table-cell-properties fo:border-bottom="0.74pt solid #000000" style:text-align-source="fix" style:repeat-content="false" fo:border-left="0.99pt solid #000000" fo:border-right="0.99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border-left="0.99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99pt solid #000000" fo:border-left="0.99pt solid #000000" fo:border-right="0.74pt solid #000000" fo:border-top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51pt solid #000000" fo:border-left="0.99pt solid #000000" fo:border-right="0.51pt solid #000000" fo:border-top="0.51pt solid #000000"/>
    </style:style>
    <style:style style:name="ce33" style:family="table-cell" style:parent-style-name="Default">
      <style:table-cell-properties fo:border-bottom="0.99pt solid #000000" fo:border-left="0.99pt solid #000000" fo:border-right="0.51pt solid #000000" fo:border-top="0.51pt solid #000000"/>
    </style:style>
    <style:style style:name="ce7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99pt solid #000000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51pt solid #000000"/>
    </style:style>
    <style:style style:name="ce37" style:family="table-cell" style:parent-style-name="Default">
      <style:table-cell-properties fo:border-bottom="0.99pt solid #000000" fo:border-left="0.51pt solid #000000" fo:border-right="0.51pt solid #000000" fo:border-top="0.51pt solid #000000"/>
    </style:style>
    <style:style style:name="ce74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fo:border-left="0.74pt solid #000000" fo:border-right="0.99pt solid #000000" fo:border-top="0.74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99pt solid #000000" fo:border-left="0.74pt solid #000000" fo:border-right="0.99pt solid #000000" fo:border-top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51pt solid #000000" fo:border-left="0.51pt solid #000000" fo:border-right="0.99pt solid #000000" fo:border-top="0.51pt solid #000000"/>
    </style:style>
    <style:style style:name="ce42" style:family="table-cell" style:parent-style-name="Default">
      <style:table-cell-properties fo:border-bottom="0.99pt solid #000000" fo:border-left="0.51pt solid #000000" fo:border-right="0.99pt solid #000000" fo:border-top="0.51pt solid #000000"/>
    </style:style>
    <style:style style:name="ce43" style:family="table-cell" style:parent-style-name="Default">
      <style:table-cell-properties fo:border-bottom="0.51pt solid #000000" style:text-align-source="fix" style:repeat-content="false" fo:border-left="0.99pt solid #000000" fo:border-right="0.99pt solid #000000" fo:border-top="0.51pt solid #000000"/>
      <style:paragraph-properties fo:text-align="start" fo:margin-left="0cm"/>
    </style:style>
    <style:style style:name="ce44" style:family="table-cell" style:parent-style-name="Default">
      <style:table-cell-properties fo:border-bottom="0.51pt solid #000000" fo:border-left="0.99pt solid #000000" fo:border-right="0.99pt solid #000000" fo:border-top="0.51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99pt solid #000000" fo:border-left="0.99pt solid #000000" fo:border-right="0.99pt solid #000000" fo:border-top="0.51pt solid #000000"/>
      <style:text-properties fo:font-weight="bold" style:font-weight-asian="bold" style:font-weight-complex="bold"/>
    </style:style>
    <style:style style:name="ce18" style:family="table-cell" style:parent-style-name="Default" style:data-style-name="N108">
      <style:table-cell-properties fo:border-bottom="0.51pt solid #000000" fo:border-left="0.99pt solid #000000" fo:border-right="0.99pt solid #000000" fo:border-top="0.51pt solid #000000"/>
    </style:style>
    <style:style style:name="ce47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38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8">
      <style:table-cell-properties fo:border="0.51pt solid #000000"/>
    </style:style>
    <style:style style:name="ce50" style:family="table-cell" style:parent-style-name="Default" style:data-style-name="N108">
      <style:table-cell-properties fo:border-bottom="0.99pt solid #000000" fo:border-left="0.51pt solid #000000" fo:border-right="0.51pt solid #000000" fo:border-top="0.51pt solid #000000"/>
    </style:style>
    <style:style style:name="ce51" style:family="table-cell" style:parent-style-name="Default" style:data-style-name="N108">
      <style:table-cell-properties fo:border-bottom="0.99pt solid #000000" fo:border-left="none" fo:border-right="0.74pt solid #000000" fo:border-top="none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08">
      <style:table-cell-properties fo:border-bottom="0.99pt solid #000000" fo:border-left="0.74pt solid #000000" fo:border-right="0.74pt solid #000000" fo:border-top="none"/>
    </style:style>
    <style:style style:name="ce91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08">
      <style:table-cell-properties fo:border-bottom="0.51pt solid #000000" fo:border-left="0.51pt solid #000000" fo:border-right="0.99pt solid #000000" fo:border-top="0.51pt solid #000000"/>
    </style:style>
    <style:style style:name="ce57" style:family="table-cell" style:parent-style-name="Default" style:data-style-name="N108">
      <style:table-cell-properties fo:border-bottom="0.99pt solid #000000" fo:border-left="0.51pt solid #000000" fo:border-right="0.99pt solid #000000" fo:border-top="0.51pt solid #000000"/>
    </style:style>
    <style:style style:name="ce63" style:family="table-cell" style:parent-style-name="Default">
      <style:table-cell-properties fo:border-bottom="0.51pt solid #000000" fo:border-left="0.99pt solid #000000" fo:border-right="0.99pt solid #000000" fo:border-top="0.51pt solid #000000"/>
      <style:text-properties style:text-line-through-style="solid" style:text-line-through-type="single" fo:font-size="10pt" style:font-size-asian="10pt" style:font-size-complex="10pt"/>
    </style:style>
    <style:style style:name="ce64" style:family="table-cell" style:parent-style-name="Default">
      <style:table-cell-properties fo:border-bottom="0.51pt solid #000000" fo:border-left="0.99pt solid #000000" fo:border-right="0.99pt solid #000000" fo:border-top="0.51pt solid #000000"/>
      <style:text-properties style:text-line-through-style="solid" style:text-line-through-type="single"/>
    </style:style>
    <style:style style:name="ce16" style:family="table-cell" style:parent-style-name="Default">
      <style:table-cell-properties fo:border-bottom="0.51pt solid #000000" style:text-align-source="fix" style:repeat-content="false" fo:border-left="0.99pt solid #000000" fo:border-right="0.99pt solid #000000" fo:border-top="0.51pt solid #000000"/>
      <style:paragraph-properties fo:text-align="end" fo:margin-left="0cm"/>
    </style:style>
    <style:style style:name="ce96" style:family="table-cell" style:parent-style-name="Default">
      <style:table-cell-properties fo:border-bottom="0.99pt solid #000000" fo:border-left="none" fo:border-right="none" fo:border-top="none"/>
    </style:style>
    <style:style style:name="ce97" style:family="table-cell" style:parent-style-name="Default">
      <style:table-cell-properties fo:border-bottom="0.74pt solid #000000" fo:border-left="none" fo:border-right="0.99pt solid #000000" fo:border-top="0.99pt solid #000000"/>
    </style:style>
    <style:style style:name="ce98" style:family="table-cell" style:parent-style-name="Default">
      <style:table-cell-properties fo:border-bottom="0.74pt solid #000000" fo:border-left="none" fo:border-right="0.99pt solid #000000" fo:border-top="0.74pt solid #000000"/>
    </style:style>
    <style:style style:name="ce99" style:family="table-cell" style:parent-style-name="Default">
      <style:table-cell-properties fo:border-bottom="0.99pt solid #000000" fo:border-left="none" fo:border-right="0.99pt solid #000000" fo:border-top="0.74pt solid #000000"/>
    </style:style>
    <style:style style:name="ce100" style:family="table-cell" style:parent-style-name="Default" style:data-style-name="N108">
      <style:table-cell-properties fo:border="0.74pt solid #000000"/>
    </style:style>
    <style:style style:name="ce101" style:family="table-cell" style:parent-style-name="Default" style:data-style-name="N108">
      <style:table-cell-properties fo:border-bottom="0.99pt solid #000000" fo:border-left="0.74pt solid #000000" fo:border-right="0.74pt solid #000000" fo:border-top="0.74pt solid #000000"/>
    </style:style>
    <style:style style:name="ce102" style:family="table-cell" style:parent-style-name="Default" style:data-style-name="N108">
      <style:table-cell-properties fo:border-bottom="0.99pt solid #000000" fo:border-left="0.74pt solid #000000" fo:border-right="0.99pt solid #000000" fo:border-top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tk&quot;;&quot;m&quot;)" table:allow-empty-cell="true" table:display-list="unsorted" table:base-cell-address="'Sensoren+Aktoren'.F4">
          <table:error-message table:message-type="stop" table:display="true"/>
        </table:content-validation>
      </table:content-validations>
      <table:table table:name="Platine" table:style-name="ta1">
        <table:table-column table:style-name="co1" table:default-cell-style-name="ce4"/>
        <table:table-column table:style-name="co1" table:default-cell-style-name="ce8"/>
        <table:table-column table:style-name="co1" table:number-columns-repeated="2" table:default-cell-style-name="ce11"/>
        <table:table-column table:style-name="co1" table:default-cell-style-name="ce15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8"/>
        <table:table-column table:style-name="co1" table:number-columns-repeated="3" table:default-cell-style-name="ce20"/>
        <table:table-column table:style-name="co1" table:default-cell-style-name="ce24"/>
        <table:table-row table:style-name="ro1">
          <table:table-cell table:style-name="ce12" office:value-type="string" calcext:value-type="string" table:number-columns-spanned="1" table:number-rows-spanned="3">
            <text:p>Pos.</text:p>
          </table:table-cell>
          <table:table-cell table:style-name="ce29" office:value-type="string" calcext:value-type="string" table:number-columns-spanned="4" table:number-rows-spanned="1">
            <text:p>Menge</text:p>
          </table:table-cell>
          <table:covered-table-cell table:number-columns-repeated="2" table:style-name="ce70"/>
          <table:covered-table-cell table:style-name="ce75"/>
          <table:table-cell table:style-name="ce12" office:value-type="string" calcext:value-type="string" table:number-columns-spanned="1" table:number-rows-spanned="3">
            <text:p>Einheit</text:p>
          </table:table-cell>
          <table:table-cell table:style-name="ce12" office:value-type="string" calcext:value-type="string" table:number-columns-spanned="1" table:number-rows-spanned="3">
            <text:p>Teil</text:p>
          </table:table-cell>
          <table:table-cell table:style-name="ce12" office:value-type="string" calcext:value-type="string" table:number-columns-spanned="1" table:number-rows-spanned="3">
            <text:p>Bestellnummer</text:p>
          </table:table-cell>
          <table:table-cell table:style-name="ce12" office:value-type="string" calcext:value-type="string" table:number-columns-spanned="1" table:number-rows-spanned="3">
            <text:p>Link</text:p>
          </table:table-cell>
          <table:table-cell table:style-name="ce12" office:value-type="string" calcext:value-type="string" table:number-columns-spanned="1" table:number-rows-spanned="3">
            <text:p>Preis/Einheit</text:p>
          </table:table-cell>
          <table:table-cell table:style-name="ce38" office:value-type="string" calcext:value-type="string" table:number-columns-spanned="4" table:number-rows-spanned="1">
            <text:p>Preis</text:p>
          </table:table-cell>
          <table:covered-table-cell table:number-columns-repeated="2" table:style-name="ce70"/>
          <table:covered-table-cell table:style-name="ce75"/>
        </table:table-row>
        <table:table-row table:style-name="ro1">
          <table:covered-table-cell table:style-name="ce25"/>
          <table:table-cell table:style-name="ce30" office:value-type="string" calcext:value-type="string" table:number-columns-spanned="2" table:number-rows-spanned="1">
            <text:p>Indoor</text:p>
          </table:table-cell>
          <table:covered-table-cell table:style-name="ce70"/>
          <table:table-cell table:style-name="ce74" office:value-type="string" calcext:value-type="string" table:number-columns-spanned="2" table:number-rows-spanned="1">
            <text:p>Outdoor</text:p>
          </table:table-cell>
          <table:covered-table-cell table:style-name="ce75"/>
          <table:covered-table-cell table:number-columns-repeated="3" table:style-name="ce25"/>
          <table:covered-table-cell table:style-name="ce44"/>
          <table:covered-table-cell table:style-name="ce25"/>
          <table:table-cell table:style-name="ce85" office:value-type="string" calcext:value-type="string" table:number-columns-spanned="2" table:number-rows-spanned="1">
            <text:p>Indoor</text:p>
          </table:table-cell>
          <table:covered-table-cell table:style-name="ce89"/>
          <table:table-cell table:style-name="ce91" office:value-type="string" calcext:value-type="string" table:number-columns-spanned="2" table:number-rows-spanned="1">
            <text:p>Outdoor</text:p>
          </table:table-cell>
          <table:covered-table-cell table:style-name="ce92"/>
        </table:table-row>
        <table:table-row table:style-name="ro1">
          <table:covered-table-cell table:style-name="ce26"/>
          <table:table-cell table:style-name="ce31" office:value-type="string" calcext:value-type="string">
            <text:p>min</text:p>
          </table:table-cell>
          <table:table-cell table:style-name="ce71" office:value-type="string" calcext:value-type="string">
            <text:p>max</text:p>
          </table:table-cell>
          <table:table-cell table:style-name="ce71" office:value-type="string" calcext:value-type="string">
            <text:p>min</text:p>
          </table:table-cell>
          <table:table-cell table:style-name="ce76" office:value-type="string" calcext:value-type="string">
            <text:p>max</text:p>
          </table:table-cell>
          <table:covered-table-cell table:number-columns-repeated="3" table:style-name="ce26"/>
          <table:covered-table-cell table:style-name="ce45"/>
          <table:covered-table-cell table:style-name="ce26"/>
          <table:table-cell table:style-name="ce71" office:value-type="string" calcext:value-type="string">
            <text:p>min</text:p>
          </table:table-cell>
          <table:table-cell table:style-name="ce71" office:value-type="string" calcext:value-type="string">
            <text:p>max</text:p>
          </table:table-cell>
          <table:table-cell table:style-name="ce71" office:value-type="string" calcext:value-type="string">
            <text:p>min</text:p>
          </table:table-cell>
          <table:table-cell table:style-name="ce76" office:value-type="string" calcext:value-type="string">
            <text:p>max</text:p>
          </table:table-cell>
        </table:table-row>
        <table:table-row table:style-name="ro2">
          <table:table-cell table:number-columns-repeated="5" office:value-type="float" office:value="1" calcext:value-type="float">
            <text:p>1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Flora2 Platin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<text:a xlink:href="http://aisler.net/" xlink:type="simple">http://aisler.net</text:a></text:p>
          </table:table-cell>
          <table:table-cell office:value-type="currency" office:currency="EUR" office:value="10.8" calcext:value-type="currency">
            <text:p>10,80 €</text:p>
          </table:table-cell>
          <table:table-cell table:formula="of:=[.B4]*[.J4]" office:value-type="currency" office:currency="EUR" office:value="10.8" calcext:value-type="currency">
            <text:p>10,80 €</text:p>
          </table:table-cell>
          <table:table-cell table:formula="of:=[.C4]*[.J4]" office:value-type="currency" office:currency="EUR" office:value="10.8" calcext:value-type="currency">
            <text:p>10,80 €</text:p>
          </table:table-cell>
          <table:table-cell table:formula="of:=[.D4]*[.J4]" office:value-type="currency" office:currency="EUR" office:value="10.8" calcext:value-type="currency">
            <text:p>10,80 €</text:p>
          </table:table-cell>
          <table:table-cell table:formula="of:=[.E4]*[.J4]" office:value-type="currency" office:currency="EUR" office:value="10.8" calcext:value-type="currency">
            <text:p>10,80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HiLetgo ESP-32S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<text:a xlink:href="https://smile.amazon.de/gp/product/B0718T232Z" xlink:type="simple">https://smile.amazon.de/gp/product/B0718T232Z</text:a></text:p>
          </table:table-cell>
          <table:table-cell office:value-type="currency" office:currency="EUR" office:value="14.17" calcext:value-type="currency">
            <text:p>14,17 €</text:p>
          </table:table-cell>
          <table:table-cell table:formula="of:=[.B5]*[.J5]" office:value-type="currency" office:currency="EUR" office:value="14.17" calcext:value-type="currency">
            <text:p>14,17 €</text:p>
          </table:table-cell>
          <table:table-cell table:formula="of:=[.C5]*[.J5]" office:value-type="currency" office:currency="EUR" office:value="14.17" calcext:value-type="currency">
            <text:p>14,17 €</text:p>
          </table:table-cell>
          <table:table-cell table:formula="of:=[.D5]*[.J5]" office:value-type="currency" office:currency="EUR" office:value="14.17" calcext:value-type="currency">
            <text:p>14,17 €</text:p>
          </table:table-cell>
          <table:table-cell table:formula="of:=[.E5]*[.J5]" office:value-type="currency" office:currency="EUR" office:value="14.17" calcext:value-type="currency">
            <text:p>14,17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TVS-Diode SMLVT3V3</text:p>
          </table:table-cell>
          <table:table-cell office:value-type="string" calcext:value-type="string">
            <text:p>SMLVT3V3 STM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table:formula="of:=[.B6]*[.J6]" office:value-type="currency" office:currency="EUR" office:value="0.2" calcext:value-type="currency">
            <text:p>0,20 €</text:p>
          </table:table-cell>
          <table:table-cell table:formula="of:=[.C6]*[.J6]" office:value-type="currency" office:currency="EUR" office:value="0.8" calcext:value-type="currency">
            <text:p>0,80 €</text:p>
          </table:table-cell>
          <table:table-cell table:formula="of:=[.D6]*[.J6]" office:value-type="currency" office:currency="EUR" office:value="0" calcext:value-type="currency">
            <text:p>0,00 €</text:p>
          </table:table-cell>
          <table:table-cell table:formula="of:=[.E6]*[.J6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MOSFET N-Kanal ZVN 4206 A</text:p>
          </table:table-cell>
          <table:table-cell office:value-type="string" calcext:value-type="string">
            <text:p>ZVN 4206 A</text:p>
          </table:table-cell>
          <table:table-cell/>
          <table:table-cell office:value-type="currency" office:currency="EUR" office:value="0.93" calcext:value-type="currency">
            <text:p>0,93 €</text:p>
          </table:table-cell>
          <table:table-cell table:formula="of:=[.B7]*[.J7]" office:value-type="currency" office:currency="EUR" office:value="0.93" calcext:value-type="currency">
            <text:p>0,93 €</text:p>
          </table:table-cell>
          <table:table-cell table:formula="of:=[.C7]*[.J7]" office:value-type="currency" office:currency="EUR" office:value="0.93" calcext:value-type="currency">
            <text:p>0,93 €</text:p>
          </table:table-cell>
          <table:table-cell table:formula="of:=[.D7]*[.J7]" office:value-type="currency" office:currency="EUR" office:value="0.93" calcext:value-type="currency">
            <text:p>0,93 €</text:p>
          </table:table-cell>
          <table:table-cell table:formula="of:=[.E7]*[.J7]" office:value-type="currency" office:currency="EUR" office:value="0.93" calcext:value-type="currency">
            <text:p>0,93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MOSFET P-Kanal ZVP 2106 A</text:p>
          </table:table-cell>
          <table:table-cell office:value-type="string" calcext:value-type="string">
            <text:p>ZVP 2106 A</text:p>
          </table:table-cell>
          <table:table-cell/>
          <table:table-cell office:value-type="currency" office:currency="EUR" office:value="1.16" calcext:value-type="currency">
            <text:p>1,16 €</text:p>
          </table:table-cell>
          <table:table-cell table:formula="of:=[.B8]*[.J8]" office:value-type="currency" office:currency="EUR" office:value="1.16" calcext:value-type="currency">
            <text:p>1,16 €</text:p>
          </table:table-cell>
          <table:table-cell table:formula="of:=[.C8]*[.J8]" office:value-type="currency" office:currency="EUR" office:value="1.16" calcext:value-type="currency">
            <text:p>1,16 €</text:p>
          </table:table-cell>
          <table:table-cell table:formula="of:=[.D8]*[.J8]" office:value-type="currency" office:currency="EUR" office:value="1.16" calcext:value-type="currency">
            <text:p>1,16 €</text:p>
          </table:table-cell>
          <table:table-cell table:formula="of:=[.E8]*[.J8]" office:value-type="currency" office:currency="EUR" office:value="1.16" calcext:value-type="currency">
            <text:p>1,16 €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Smart Low Side Power Schalter, 60V, 3,5A BTS 117</text:p>
          </table:table-cell>
          <table:table-cell table:style-name="ce43" office:value-type="string" calcext:value-type="string">
            <text:p>BTS 117</text:p>
          </table:table-cell>
          <table:table-cell/>
          <table:table-cell office:value-type="currency" office:currency="EUR" office:value="2.3" calcext:value-type="currency">
            <text:p>2,30 €</text:p>
          </table:table-cell>
          <table:table-cell table:formula="of:=[.B9]*[.J9]" office:value-type="currency" office:currency="EUR" office:value="2.3" calcext:value-type="currency">
            <text:p>2,30 €</text:p>
          </table:table-cell>
          <table:table-cell table:formula="of:=[.C9]*[.J9]" office:value-type="currency" office:currency="EUR" office:value="4.6" calcext:value-type="currency">
            <text:p>4,60 €</text:p>
          </table:table-cell>
          <table:table-cell table:formula="of:=[.D9]*[.J9]" office:value-type="currency" office:currency="EUR" office:value="2.3" calcext:value-type="currency">
            <text:p>2,30 €</text:p>
          </table:table-cell>
          <table:table-cell table:formula="of:=[.E9]*[.J9]" office:value-type="currency" office:currency="EUR" office:value="4.6" calcext:value-type="currency">
            <text:p>4,60 €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DC-DC-Wandler 5V/500mA R-78E50-05</text:p>
          </table:table-cell>
          <table:table-cell table:style-name="ce43" office:value-type="string" calcext:value-type="string">
            <text:p>R-78E50-05</text:p>
          </table:table-cell>
          <table:table-cell/>
          <table:table-cell office:value-type="currency" office:currency="EUR" office:value="6.6" calcext:value-type="currency">
            <text:p>6,60 €</text:p>
          </table:table-cell>
          <table:table-cell table:formula="of:=[.B10]*[.J10]" office:value-type="currency" office:currency="EUR" office:value="6.6" calcext:value-type="currency">
            <text:p>6,60 €</text:p>
          </table:table-cell>
          <table:table-cell table:formula="of:=[.C10]*[.J10]" office:value-type="currency" office:currency="EUR" office:value="6.6" calcext:value-type="currency">
            <text:p>6,60 €</text:p>
          </table:table-cell>
          <table:table-cell table:formula="of:=[.D10]*[.J10]" office:value-type="currency" office:currency="EUR" office:value="0" calcext:value-type="currency">
            <text:p>0,00 €</text:p>
          </table:table-cell>
          <table:table-cell table:formula="of:=[.E10]*[.J10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Widerstand 100R 0,25W</text:p>
          </table:table-cell>
          <table:table-cell office:value-type="string" calcext:value-type="string">
            <text:p>1/4W 100</text:p>
          </table:table-cell>
          <table:table-cell/>
          <table:table-cell office:value-type="currency" office:currency="EUR" office:value="0.033" calcext:value-type="currency">
            <text:p>0,03 €</text:p>
          </table:table-cell>
          <table:table-cell table:formula="of:=[.B11]*[.J11]" office:value-type="currency" office:currency="EUR" office:value="0.033" calcext:value-type="currency">
            <text:p>0,03 €</text:p>
          </table:table-cell>
          <table:table-cell table:formula="of:=[.C11]*[.J11]" office:value-type="currency" office:currency="EUR" office:value="0.033" calcext:value-type="currency">
            <text:p>0,03 €</text:p>
          </table:table-cell>
          <table:table-cell table:formula="of:=[.D11]*[.J11]" office:value-type="currency" office:currency="EUR" office:value="0" calcext:value-type="currency">
            <text:p>0,00 €</text:p>
          </table:table-cell>
          <table:table-cell table:formula="of:=[.E11]*[.J11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2" calcext:value-type="float">
            <text:p>2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Widerstand 330R 0,25W</text:p>
          </table:table-cell>
          <table:table-cell office:value-type="string" calcext:value-type="string">
            <text:p>1/4W 330</text:p>
          </table:table-cell>
          <table:table-cell/>
          <table:table-cell office:value-type="currency" office:currency="EUR" office:value="0.033" calcext:value-type="currency">
            <text:p>0,03 €</text:p>
          </table:table-cell>
          <table:table-cell table:formula="of:=[.B12]*[.J12]" office:value-type="currency" office:currency="EUR" office:value="0.066" calcext:value-type="currency">
            <text:p>0,07 €</text:p>
          </table:table-cell>
          <table:table-cell table:formula="of:=[.C12]*[.J12]" office:value-type="currency" office:currency="EUR" office:value="0.066" calcext:value-type="currency">
            <text:p>0,07 €</text:p>
          </table:table-cell>
          <table:table-cell table:formula="of:=[.D12]*[.J12]" office:value-type="currency" office:currency="EUR" office:value="0.066" calcext:value-type="currency">
            <text:p>0,07 €</text:p>
          </table:table-cell>
          <table:table-cell table:formula="of:=[.E12]*[.J12]" office:value-type="currency" office:currency="EUR" office:value="0.066" calcext:value-type="currency">
            <text:p>0,07 €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2" calcext:value-type="float">
            <text:p>2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Widerstand 470R 0,25W</text:p>
          </table:table-cell>
          <table:table-cell office:value-type="string" calcext:value-type="string">
            <text:p>1/4W 470</text:p>
          </table:table-cell>
          <table:table-cell/>
          <table:table-cell office:value-type="currency" office:currency="EUR" office:value="0.033" calcext:value-type="currency">
            <text:p>0,03 €</text:p>
          </table:table-cell>
          <table:table-cell table:formula="of:=[.B13]*[.J13]" office:value-type="currency" office:currency="EUR" office:value="0.066" calcext:value-type="currency">
            <text:p>0,07 €</text:p>
          </table:table-cell>
          <table:table-cell table:formula="of:=[.C13]*[.J13]" office:value-type="currency" office:currency="EUR" office:value="0.066" calcext:value-type="currency">
            <text:p>0,07 €</text:p>
          </table:table-cell>
          <table:table-cell table:formula="of:=[.D13]*[.J13]" office:value-type="currency" office:currency="EUR" office:value="0.066" calcext:value-type="currency">
            <text:p>0,07 €</text:p>
          </table:table-cell>
          <table:table-cell table:formula="of:=[.E13]*[.J13]" office:value-type="currency" office:currency="EUR" office:value="0.066" calcext:value-type="currency">
            <text:p>0,07 €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2" calcext:value-type="float">
            <text:p>2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Widerstand 560R 0,25W</text:p>
          </table:table-cell>
          <table:table-cell office:value-type="string" calcext:value-type="string">
            <text:p>1/4W 56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14]*[.J14]" office:value-type="currency" office:currency="EUR" office:value="0.06" calcext:value-type="currency">
            <text:p>0,06 €</text:p>
          </table:table-cell>
          <table:table-cell table:formula="of:=[.C14]*[.J14]" office:value-type="currency" office:currency="EUR" office:value="0.06" calcext:value-type="currency">
            <text:p>0,06 €</text:p>
          </table:table-cell>
          <table:table-cell table:formula="of:=[.D14]*[.J14]" office:value-type="currency" office:currency="EUR" office:value="0.06" calcext:value-type="currency">
            <text:p>0,06 €</text:p>
          </table:table-cell>
          <table:table-cell table:formula="of:=[.E14]*[.J14]" office:value-type="currency" office:currency="EUR" office:value="0.06" calcext:value-type="currency">
            <text:p>0,06 €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float" office:value="3" calcext:value-type="float">
            <text:p>3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Widerstand 10k 0,25W</text:p>
          </table:table-cell>
          <table:table-cell office:value-type="string" calcext:value-type="string">
            <text:p>1/4W 1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15]*[.J15]" office:value-type="currency" office:currency="EUR" office:value="0.09" calcext:value-type="currency">
            <text:p>0,09 €</text:p>
          </table:table-cell>
          <table:table-cell table:formula="of:=[.C15]*[.J15]" office:value-type="currency" office:currency="EUR" office:value="0.09" calcext:value-type="currency">
            <text:p>0,09 €</text:p>
          </table:table-cell>
          <table:table-cell table:formula="of:=[.D15]*[.J15]" office:value-type="currency" office:currency="EUR" office:value="0.09" calcext:value-type="currency">
            <text:p>0,09 €</text:p>
          </table:table-cell>
          <table:table-cell table:formula="of:=[.E15]*[.J15]" office:value-type="currency" office:currency="EUR" office:value="0.09" calcext:value-type="currency">
            <text:p>0,09 €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Widerstand 220k 1% 0,6W</text:p>
          </table:table-cell>
          <table:table-cell office:value-type="string" calcext:value-type="string">
            <text:p>VI MBB02070C2203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16]*[.J16]" office:value-type="currency" office:currency="EUR" office:value="0.04" calcext:value-type="currency">
            <text:p>0,04 €</text:p>
          </table:table-cell>
          <table:table-cell table:formula="of:=[.C16]*[.J16]" office:value-type="currency" office:currency="EUR" office:value="0.16" calcext:value-type="currency">
            <text:p>0,16 €</text:p>
          </table:table-cell>
          <table:table-cell table:formula="of:=[.D16]*[.J16]" office:value-type="currency" office:currency="EUR" office:value="0" calcext:value-type="currency">
            <text:p>0,00 €</text:p>
          </table:table-cell>
          <table:table-cell table:formula="of:=[.E16]*[.J16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Widerstand 330k 1% 0,6W</text:p>
          </table:table-cell>
          <table:table-cell office:value-type="string" calcext:value-type="string">
            <text:p>VI MBB02070C3303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17]*[.J17]" office:value-type="currency" office:currency="EUR" office:value="0.04" calcext:value-type="currency">
            <text:p>0,04 €</text:p>
          </table:table-cell>
          <table:table-cell table:formula="of:=[.C17]*[.J17]" office:value-type="currency" office:currency="EUR" office:value="0.16" calcext:value-type="currency">
            <text:p>0,16 €</text:p>
          </table:table-cell>
          <table:table-cell table:formula="of:=[.D17]*[.J17]" office:value-type="currency" office:currency="EUR" office:value="0" calcext:value-type="currency">
            <text:p>0,00 €</text:p>
          </table:table-cell>
          <table:table-cell table:formula="of:=[.E17]*[.J17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Lötbare Schraubklemme - 3-pol, RM 5,08 mm, 90°</text:p>
          </table:table-cell>
          <table:table-cell table:style-name="ce43" office:value-type="string" calcext:value-type="string">
            <text:p>RND 205-00233</text:p>
          </table:table-cell>
          <table:table-cell table:style-name="ce43"/>
          <table:table-cell office:value-type="currency" office:currency="EUR" office:value="0.26" calcext:value-type="currency">
            <text:p>0,26 €</text:p>
          </table:table-cell>
          <table:table-cell table:formula="of:=[.B18]*[.J18]" office:value-type="currency" office:currency="EUR" office:value="0.52" calcext:value-type="currency">
            <text:p>0,52 €</text:p>
          </table:table-cell>
          <table:table-cell table:formula="of:=[.C18]*[.J18]" office:value-type="currency" office:currency="EUR" office:value="1.04" calcext:value-type="currency">
            <text:p>1,04 €</text:p>
          </table:table-cell>
          <table:table-cell table:formula="of:=[.D18]*[.J18]" office:value-type="currency" office:currency="EUR" office:value="0" calcext:value-type="currency">
            <text:p>0,00 €</text:p>
          </table:table-cell>
          <table:table-cell table:formula="of:=[.E18]*[.J18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Lötbare Schraubklemme - 2-pol, RM 5,08 mm, 90°</text:p>
          </table:table-cell>
          <table:table-cell office:value-type="string" calcext:value-type="string">
            <text:p>RND 205-00232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19]*[.J19]" office:value-type="currency" office:currency="EUR" office:value="0.5" calcext:value-type="currency">
            <text:p>0,50 €</text:p>
          </table:table-cell>
          <table:table-cell table:formula="of:=[.C19]*[.J19]" office:value-type="currency" office:currency="EUR" office:value="0.25" calcext:value-type="currency">
            <text:p>0,25 €</text:p>
          </table:table-cell>
          <table:table-cell table:formula="of:=[.D19]*[.J19]" office:value-type="currency" office:currency="EUR" office:value="0" calcext:value-type="currency">
            <text:p>0,00 €</text:p>
          </table:table-cell>
          <table:table-cell table:formula="of:=[.E19]*[.J19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office:value-type="float" office:value="2" calcext:value-type="float">
            <text:p>2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20pol. Buchsenleiste, gerade, RM 2,54, H: 7,0mm</text:p>
          </table:table-cell>
          <table:table-cell office:value-type="string" calcext:value-type="string">
            <text:p>BL 1X20G7 2,54</text:p>
          </table:table-cell>
          <table:table-cell/>
          <table:table-cell office:value-type="currency" office:currency="EUR" office:value="0.99" calcext:value-type="currency">
            <text:p>0,99 €</text:p>
          </table:table-cell>
          <table:table-cell table:formula="of:=[.B20]*[.J20]" office:value-type="currency" office:currency="EUR" office:value="1.98" calcext:value-type="currency">
            <text:p>1,98 €</text:p>
          </table:table-cell>
          <table:table-cell table:formula="of:=[.C20]*[.J20]" office:value-type="currency" office:currency="EUR" office:value="1.98" calcext:value-type="currency">
            <text:p>1,98 €</text:p>
          </table:table-cell>
          <table:table-cell table:formula="of:=[.D20]*[.J20]" office:value-type="currency" office:currency="EUR" office:value="1.98" calcext:value-type="currency">
            <text:p>1,98 €</text:p>
          </table:table-cell>
          <table:table-cell table:formula="of:=[.E20]*[.J20]" office:value-type="currency" office:currency="EUR" office:value="1.98" calcext:value-type="currency">
            <text:p>1,98 €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1" calcext:value-type="float">
            <text:p>1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40pol. Stiftleiste, gerade, RM 2,54</text:p>
          </table:table-cell>
          <table:table-cell office:value-type="string" calcext:value-type="string">
            <text:p>SL 1X40G 2,54</text:p>
          </table:table-cell>
          <table:table-cell/>
          <table:table-cell office:value-type="currency" office:currency="EUR" office:value="0.22" calcext:value-type="currency">
            <text:p>0,22 €</text:p>
          </table:table-cell>
          <table:table-cell table:formula="of:=[.B21]*[.J21]" office:value-type="currency" office:currency="EUR" office:value="0.22" calcext:value-type="currency">
            <text:p>0,22 €</text:p>
          </table:table-cell>
          <table:table-cell table:formula="of:=[.C21]*[.J21]" office:value-type="currency" office:currency="EUR" office:value="0.22" calcext:value-type="currency">
            <text:p>0,22 €</text:p>
          </table:table-cell>
          <table:table-cell table:formula="of:=[.D21]*[.J21]" office:value-type="currency" office:currency="EUR" office:value="0.22" calcext:value-type="currency">
            <text:p>0,22 €</text:p>
          </table:table-cell>
          <table:table-cell table:formula="of:=[.E21]*[.J21]" office:value-type="currency" office:currency="EUR" office:value="0.22" calcext:value-type="currency">
            <text:p>0,22 €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Jumper 2,54 mm, schwarz</text:p>
          </table:table-cell>
          <table:table-cell office:value-type="string" calcext:value-type="string">
            <text:p>JUMPER 2,54 SW</text:p>
          </table:table-cell>
          <table:table-cell/>
          <table:table-cell office:value-type="currency" office:currency="EUR" office:value="0.02" calcext:value-type="currency">
            <text:p>0,02 €</text:p>
          </table:table-cell>
          <table:table-cell table:formula="of:=[.B22]*[.J22]" office:value-type="currency" office:currency="EUR" office:value="0" calcext:value-type="currency">
            <text:p>0,00 €</text:p>
          </table:table-cell>
          <table:table-cell table:formula="of:=[.C22]*[.J22]" office:value-type="currency" office:currency="EUR" office:value="0.02" calcext:value-type="currency">
            <text:p>0,02 €</text:p>
          </table:table-cell>
          <table:table-cell table:formula="of:=[.D22]*[.J22]" office:value-type="currency" office:currency="EUR" office:value="0" calcext:value-type="currency">
            <text:p>0,00 €</text:p>
          </table:table-cell>
          <table:table-cell table:formula="of:=[.E22]*[.J22]" office:value-type="currency" office:currency="EUR" office:value="0.02" calcext:value-type="currency">
            <text:p>0,02 €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table:content-validation-name="val1"/>
          <table:table-cell table:number-columns-repeated="3"/>
          <table:table-cell table:style-name="ce4"/>
          <table:table-cell table:formula="of:=[.B23]*[.J23]" office:value-type="currency" office:currency="EUR" office:value="0" calcext:value-type="currency">
            <text:p>0,00 €</text:p>
          </table:table-cell>
          <table:table-cell table:formula="of:=[.C23]*[.J23]" office:value-type="currency" office:currency="EUR" office:value="0" calcext:value-type="currency">
            <text:p>0,00 €</text:p>
          </table:table-cell>
          <table:table-cell table:formula="of:=[.D23]*[.J23]" office:value-type="currency" office:currency="EUR" office:value="0" calcext:value-type="currency">
            <text:p>0,00 €</text:p>
          </table:table-cell>
          <table:table-cell table:formula="of:=[.E23]*[.J23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  <table:table-cell table:content-validation-name="val1"/>
          <table:table-cell table:number-columns-repeated="3"/>
          <table:table-cell table:style-name="ce4"/>
          <table:table-cell table:formula="of:=[.B24]*[.J24]" office:value-type="currency" office:currency="EUR" office:value="0" calcext:value-type="currency">
            <text:p>0,00 €</text:p>
          </table:table-cell>
          <table:table-cell table:formula="of:=[.C24]*[.J24]" office:value-type="currency" office:currency="EUR" office:value="0" calcext:value-type="currency">
            <text:p>0,00 €</text:p>
          </table:table-cell>
          <table:table-cell table:formula="of:=[.D24]*[.J24]" office:value-type="currency" office:currency="EUR" office:value="0" calcext:value-type="currency">
            <text:p>0,00 €</text:p>
          </table:table-cell>
          <table:table-cell table:formula="of:=[.E24]*[.J24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  <table:table-cell table:content-validation-name="val1"/>
          <table:table-cell table:number-columns-repeated="3"/>
          <table:table-cell table:style-name="ce4"/>
          <table:table-cell table:formula="of:=[.B25]*[.J25]" office:value-type="currency" office:currency="EUR" office:value="0" calcext:value-type="currency">
            <text:p>0,00 €</text:p>
          </table:table-cell>
          <table:table-cell table:formula="of:=[.C25]*[.J25]" office:value-type="currency" office:currency="EUR" office:value="0" calcext:value-type="currency">
            <text:p>0,00 €</text:p>
          </table:table-cell>
          <table:table-cell table:formula="of:=[.D25]*[.J25]" office:value-type="currency" office:currency="EUR" office:value="0" calcext:value-type="currency">
            <text:p>0,00 €</text:p>
          </table:table-cell>
          <table:table-cell table:formula="of:=[.E25]*[.J25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table:content-validation-name="val1"/>
          <table:table-cell table:number-columns-repeated="3"/>
          <table:table-cell table:style-name="ce4"/>
          <table:table-cell table:formula="of:=[.B26]*[.J26]" office:value-type="currency" office:currency="EUR" office:value="0" calcext:value-type="currency">
            <text:p>0,00 €</text:p>
          </table:table-cell>
          <table:table-cell table:formula="of:=[.C26]*[.J26]" office:value-type="currency" office:currency="EUR" office:value="0" calcext:value-type="currency">
            <text:p>0,00 €</text:p>
          </table:table-cell>
          <table:table-cell table:formula="of:=[.D26]*[.J26]" office:value-type="currency" office:currency="EUR" office:value="0" calcext:value-type="currency">
            <text:p>0,00 €</text:p>
          </table:table-cell>
          <table:table-cell table:formula="of:=[.E26]*[.J26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table:content-validation-name="val1"/>
          <table:table-cell table:number-columns-repeated="3"/>
          <table:table-cell table:style-name="ce4"/>
          <table:table-cell table:formula="of:=[.B27]*[.J27]" office:value-type="currency" office:currency="EUR" office:value="0" calcext:value-type="currency">
            <text:p>0,00 €</text:p>
          </table:table-cell>
          <table:table-cell table:formula="of:=[.C27]*[.J27]" office:value-type="currency" office:currency="EUR" office:value="0" calcext:value-type="currency">
            <text:p>0,00 €</text:p>
          </table:table-cell>
          <table:table-cell table:formula="of:=[.D27]*[.J27]" office:value-type="currency" office:currency="EUR" office:value="0" calcext:value-type="currency">
            <text:p>0,00 €</text:p>
          </table:table-cell>
          <table:table-cell table:formula="of:=[.E27]*[.J27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  <table:table-cell table:content-validation-name="val1"/>
          <table:table-cell table:number-columns-repeated="3"/>
          <table:table-cell table:style-name="ce4"/>
          <table:table-cell table:formula="of:=[.B28]*[.J28]" office:value-type="currency" office:currency="EUR" office:value="0" calcext:value-type="currency">
            <text:p>0,00 €</text:p>
          </table:table-cell>
          <table:table-cell table:formula="of:=[.C28]*[.J28]" office:value-type="currency" office:currency="EUR" office:value="0" calcext:value-type="currency">
            <text:p>0,00 €</text:p>
          </table:table-cell>
          <table:table-cell table:formula="of:=[.D28]*[.J28]" office:value-type="currency" office:currency="EUR" office:value="0" calcext:value-type="currency">
            <text:p>0,00 €</text:p>
          </table:table-cell>
          <table:table-cell table:formula="of:=[.E28]*[.J28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  <table:table-cell table:content-validation-name="val1"/>
          <table:table-cell table:number-columns-repeated="3"/>
          <table:table-cell table:style-name="ce4"/>
          <table:table-cell table:formula="of:=[.B29]*[.J29]" office:value-type="currency" office:currency="EUR" office:value="0" calcext:value-type="currency">
            <text:p>0,00 €</text:p>
          </table:table-cell>
          <table:table-cell table:formula="of:=[.C29]*[.J29]" office:value-type="currency" office:currency="EUR" office:value="0" calcext:value-type="currency">
            <text:p>0,00 €</text:p>
          </table:table-cell>
          <table:table-cell table:formula="of:=[.D29]*[.J29]" office:value-type="currency" office:currency="EUR" office:value="0" calcext:value-type="currency">
            <text:p>0,00 €</text:p>
          </table:table-cell>
          <table:table-cell table:formula="of:=[.E29]*[.J29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  <table:table-cell table:content-validation-name="val1"/>
          <table:table-cell table:number-columns-repeated="3"/>
          <table:table-cell table:style-name="ce4"/>
          <table:table-cell table:formula="of:=[.B30]*[.J30]" office:value-type="currency" office:currency="EUR" office:value="0" calcext:value-type="currency">
            <text:p>0,00 €</text:p>
          </table:table-cell>
          <table:table-cell table:formula="of:=[.C30]*[.J30]" office:value-type="currency" office:currency="EUR" office:value="0" calcext:value-type="currency">
            <text:p>0,00 €</text:p>
          </table:table-cell>
          <table:table-cell table:formula="of:=[.D30]*[.J30]" office:value-type="currency" office:currency="EUR" office:value="0" calcext:value-type="currency">
            <text:p>0,00 €</text:p>
          </table:table-cell>
          <table:table-cell table:formula="of:=[.E30]*[.J30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28" office:value-type="float" office:value="28" calcext:value-type="float">
            <text:p>28</text:p>
          </table:table-cell>
          <table:table-cell table:style-name="ce33"/>
          <table:table-cell table:style-name="ce37" table:number-columns-repeated="2"/>
          <table:table-cell table:style-name="ce42"/>
          <table:table-cell table:style-name="ce28" table:content-validation-name="val1"/>
          <table:table-cell table:style-name="ce28" table:number-columns-repeated="4"/>
          <table:table-cell table:style-name="ce50" table:formula="of:=[.B31]*[.J31]" office:value-type="currency" office:currency="EUR" office:value="0" calcext:value-type="currency">
            <text:p>0,00 €</text:p>
          </table:table-cell>
          <table:table-cell table:style-name="ce50" table:formula="of:=[.C31]*[.J31]" office:value-type="currency" office:currency="EUR" office:value="0" calcext:value-type="currency">
            <text:p>0,00 €</text:p>
          </table:table-cell>
          <table:table-cell table:style-name="ce50" table:formula="of:=[.D31]*[.J31]" office:value-type="currency" office:currency="EUR" office:value="0" calcext:value-type="currency">
            <text:p>0,00 €</text:p>
          </table:table-cell>
          <table:table-cell table:style-name="ce57" table:formula="of:=[.E31]*[.J31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Default" table:number-columns-repeated="9"/>
          <table:table-cell table:style-name="ce47" office:value-type="string" calcext:value-type="string">
            <text:p>Summe</text:p>
          </table:table-cell>
          <table:table-cell table:style-name="ce51" table:formula="of:=SUM([.K4:.K31])" office:value-type="currency" office:currency="EUR" office:value="39.775" calcext:value-type="currency">
            <text:p>39,78 €</text:p>
          </table:table-cell>
          <table:table-cell table:style-name="ce53" table:formula="of:=SUM([.L4:.L31])" office:value-type="currency" office:currency="EUR" office:value="43.205" calcext:value-type="currency">
            <text:p>43,21 €</text:p>
          </table:table-cell>
          <table:table-cell table:style-name="ce53" table:formula="of:=SUM([.M4:.M31])" office:value-type="currency" office:currency="EUR" office:value="31.842" calcext:value-type="currency">
            <text:p>31,84 €</text:p>
          </table:table-cell>
          <table:table-cell table:style-name="ce53" table:formula="of:=SUM([.N4:.N31])" office:value-type="currency" office:currency="EUR" office:value="34.162" calcext:value-type="currency">
            <text:p>34,16 €</text:p>
          </table:table-cell>
        </table:table-row>
      </table:table>
      <table:table table:name="Gehäuse+Steckverbinder" table:style-name="ta1">
        <table:table-column table:style-name="co1" table:default-cell-style-name="ce4"/>
        <table:table-column table:style-name="co1" table:default-cell-style-name="ce8"/>
        <table:table-column table:style-name="co1" table:number-columns-repeated="2" table:default-cell-style-name="ce11"/>
        <table:table-column table:style-name="co1" table:default-cell-style-name="ce15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18"/>
        <table:table-column table:style-name="co1" table:number-columns-repeated="3" table:default-cell-style-name="ce20"/>
        <table:table-column table:style-name="co1" table:default-cell-style-name="ce24"/>
        <table:table-row table:style-name="ro1">
          <table:table-cell table:style-name="ce12" office:value-type="string" calcext:value-type="string" table:number-columns-spanned="1" table:number-rows-spanned="3">
            <text:p>Pos.</text:p>
          </table:table-cell>
          <table:table-cell table:style-name="ce29" office:value-type="string" calcext:value-type="string" table:number-columns-spanned="4" table:number-rows-spanned="1">
            <text:p>Menge</text:p>
          </table:table-cell>
          <table:covered-table-cell table:number-columns-repeated="2" table:style-name="ce70"/>
          <table:covered-table-cell table:style-name="ce75"/>
          <table:table-cell table:style-name="ce12" office:value-type="string" calcext:value-type="string" table:number-columns-spanned="1" table:number-rows-spanned="3">
            <text:p>Einheit</text:p>
          </table:table-cell>
          <table:table-cell table:style-name="ce12" office:value-type="string" calcext:value-type="string" table:number-columns-spanned="1" table:number-rows-spanned="3">
            <text:p>Teil</text:p>
          </table:table-cell>
          <table:table-cell table:style-name="ce12" office:value-type="string" calcext:value-type="string" table:number-columns-spanned="1" table:number-rows-spanned="3">
            <text:p>Bestellnummer</text:p>
          </table:table-cell>
          <table:table-cell table:style-name="ce12" office:value-type="string" calcext:value-type="string" table:number-columns-spanned="1" table:number-rows-spanned="3">
            <text:p>Link</text:p>
          </table:table-cell>
          <table:table-cell table:style-name="ce12" office:value-type="string" calcext:value-type="string" table:number-columns-spanned="1" table:number-rows-spanned="3">
            <text:p>Preis/Einheit</text:p>
          </table:table-cell>
          <table:table-cell table:style-name="ce74" office:value-type="string" calcext:value-type="string" table:number-columns-spanned="4" table:number-rows-spanned="1">
            <text:p>Preis</text:p>
          </table:table-cell>
          <table:covered-table-cell table:number-columns-repeated="2" table:style-name="ce70"/>
          <table:covered-table-cell table:style-name="ce75"/>
        </table:table-row>
        <table:table-row table:style-name="ro1">
          <table:covered-table-cell table:style-name="ce25"/>
          <table:table-cell table:style-name="ce30" office:value-type="string" calcext:value-type="string" table:number-columns-spanned="2" table:number-rows-spanned="1">
            <text:p>Indoor</text:p>
          </table:table-cell>
          <table:covered-table-cell table:style-name="ce70"/>
          <table:table-cell table:style-name="ce74" office:value-type="string" calcext:value-type="string" table:number-columns-spanned="2" table:number-rows-spanned="1">
            <text:p>Outdoor</text:p>
          </table:table-cell>
          <table:covered-table-cell table:style-name="ce75"/>
          <table:covered-table-cell table:number-columns-repeated="3" table:style-name="ce25"/>
          <table:covered-table-cell table:style-name="ce44"/>
          <table:covered-table-cell table:style-name="ce25"/>
          <table:table-cell table:style-name="ce85" office:value-type="string" calcext:value-type="string" table:number-columns-spanned="2" table:number-rows-spanned="1">
            <text:p>Indoor</text:p>
          </table:table-cell>
          <table:covered-table-cell table:style-name="ce89"/>
          <table:table-cell table:style-name="ce91" office:value-type="string" calcext:value-type="string" table:number-columns-spanned="2" table:number-rows-spanned="1">
            <text:p>Outdoor</text:p>
          </table:table-cell>
          <table:covered-table-cell table:style-name="ce92"/>
        </table:table-row>
        <table:table-row table:style-name="ro1">
          <table:covered-table-cell table:style-name="ce26"/>
          <table:table-cell table:style-name="ce31" office:value-type="string" calcext:value-type="string">
            <text:p>min</text:p>
          </table:table-cell>
          <table:table-cell table:style-name="ce71" office:value-type="string" calcext:value-type="string">
            <text:p>max</text:p>
          </table:table-cell>
          <table:table-cell table:style-name="ce71" office:value-type="string" calcext:value-type="string">
            <text:p>min</text:p>
          </table:table-cell>
          <table:table-cell table:style-name="ce76" office:value-type="string" calcext:value-type="string">
            <text:p>max</text:p>
          </table:table-cell>
          <table:covered-table-cell table:number-columns-repeated="3" table:style-name="ce26"/>
          <table:covered-table-cell table:style-name="ce45"/>
          <table:covered-table-cell table:style-name="ce26"/>
          <table:table-cell table:style-name="ce71" office:value-type="string" calcext:value-type="string">
            <text:p>min</text:p>
          </table:table-cell>
          <table:table-cell table:style-name="ce71" office:value-type="string" calcext:value-type="string">
            <text:p>max</text:p>
          </table:table-cell>
          <table:table-cell table:style-name="ce71" office:value-type="string" calcext:value-type="string">
            <text:p>min</text:p>
          </table:table-cell>
          <table:table-cell table:style-name="ce76" office:value-type="string" calcext:value-type="string">
            <text:p>max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BOPLA U 110 Gehäuse Serie Unimas, 110 x 107 x 60 mm, IP40</text:p>
          </table:table-cell>
          <table:table-cell office:value-type="string" calcext:value-type="string">
            <text:p>BOPLA U 110</text:p>
          </table:table-cell>
          <table:table-cell office:value-type="string" calcext:value-type="string">
            <text:p><text:a xlink:href="https://www.reichelt.de/universal-gehaeuse-110-x-107-x-60-mm-ip40-bopla-u-110-p5768.html" xlink:type="simple">https://www.reichelt.de/universal-gehaeuse-110-x-107-x-60-mm-ip40-bopla-u-110-p5768.html</text:a></text:p>
          </table:table-cell>
          <table:table-cell office:value-type="currency" office:currency="EUR" office:value="11.5" calcext:value-type="currency">
            <text:p>11,50 €</text:p>
          </table:table-cell>
          <table:table-cell table:formula="of:=[.B4]*[.J4]" office:value-type="currency" office:currency="EUR" office:value="11.5" calcext:value-type="currency">
            <text:p>11,50 €</text:p>
          </table:table-cell>
          <table:table-cell table:formula="of:=[.C4]*[.J4]" office:value-type="currency" office:currency="EUR" office:value="11.5" calcext:value-type="currency">
            <text:p>11,50 €</text:p>
          </table:table-cell>
          <table:table-cell table:formula="of:=[.D4]*[.J4]" office:value-type="currency" office:currency="EUR" office:value="0" calcext:value-type="currency">
            <text:p>0,00 €</text:p>
          </table:table-cell>
          <table:table-cell table:formula="of:=[.E4]*[.J4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Lumberg KFV 50 (Füllstandssensor)</text:p>
          </table:table-cell>
          <table:table-cell office:value-type="string" calcext:value-type="string">
            <text:p>LUM KFV 50</text:p>
          </table:table-cell>
          <table:table-cell office:value-type="string" calcext:value-type="string">
            <text:p><text:a xlink:href="https://www.reichelt.de/einbaukupplung-frontmontage-ip40-5-pol-180--lum-kfv-50-p116110.html" xlink:type="simple">https://www.reichelt.de/einbaukupplung-frontmontage-ip40-5-pol-180--lum-kfv-50-p116110.html</text:a></text:p>
          </table:table-cell>
          <table:table-cell office:value-type="currency" office:currency="EUR" office:value="3.2" calcext:value-type="currency">
            <text:p>3,20 €</text:p>
          </table:table-cell>
          <table:table-cell table:formula="of:=[.B5]*[.J5]" office:value-type="currency" office:currency="EUR" office:value="3.2" calcext:value-type="currency">
            <text:p>3,20 €</text:p>
          </table:table-cell>
          <table:table-cell table:formula="of:=[.C5]*[.J5]" office:value-type="currency" office:currency="EUR" office:value="3.2" calcext:value-type="currency">
            <text:p>3,20 €</text:p>
          </table:table-cell>
          <table:table-cell table:formula="of:=[.D5]*[.J5]" office:value-type="currency" office:currency="EUR" office:value="0" calcext:value-type="currency">
            <text:p>0,00 €</text:p>
          </table:table-cell>
          <table:table-cell table:formula="of:=[.E5]*[.J5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Lumberg KFV 30 (Bodenfeuchtesensor)</text:p>
          </table:table-cell>
          <table:table-cell office:value-type="string" calcext:value-type="string">
            <text:p>LUM KFV 30</text:p>
          </table:table-cell>
          <table:table-cell office:value-type="string" calcext:value-type="string">
            <text:p><text:a xlink:href="https://www.reichelt.de/einbaukupplung-frontmontage-ip40-3-pol-lum-kfv-30-p238947.html" xlink:type="simple">https://www.reichelt.de/einbaukupplung-frontmontage-ip40-3-pol-lum-kfv-30-p238947.html</text:a></text:p>
          </table:table-cell>
          <table:table-cell office:value-type="currency" office:currency="EUR" office:value="2.9" calcext:value-type="currency">
            <text:p>2,90 €</text:p>
          </table:table-cell>
          <table:table-cell table:formula="of:=[.B6]*[.J6]" office:value-type="currency" office:currency="EUR" office:value="2.9" calcext:value-type="currency">
            <text:p>2,90 €</text:p>
          </table:table-cell>
          <table:table-cell table:formula="of:=[.C6]*[.J6]" office:value-type="currency" office:currency="EUR" office:value="11.6" calcext:value-type="currency">
            <text:p>11,60 €</text:p>
          </table:table-cell>
          <table:table-cell table:formula="of:=[.D6]*[.J6]" office:value-type="currency" office:currency="EUR" office:value="0" calcext:value-type="currency">
            <text:p>0,00 €</text:p>
          </table:table-cell>
          <table:table-cell table:formula="of:=[.E6]*[.J6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Lumberg SFV50/6 (Pumpen)</text:p>
          </table:table-cell>
          <table:table-cell office:value-type="string" calcext:value-type="string">
            <text:p>LUM SFV 50/6</text:p>
          </table:table-cell>
          <table:table-cell office:value-type="string" calcext:value-type="string">
            <text:p><text:a xlink:href="https://www.reichelt.de/einbaustecker-frontmontage-ip40-5-polig-lum-sfv-50-6-p167557.html" xlink:type="simple">https://www.reichelt.de/einbaustecker-frontmontage-ip40-5-polig-lum-sfv-50-6-p167557.html</text:a></text:p>
          </table:table-cell>
          <table:table-cell office:value-type="currency" office:currency="EUR" office:value="3.8" calcext:value-type="currency">
            <text:p>3,80 €</text:p>
          </table:table-cell>
          <table:table-cell table:formula="of:=[.B7]*[.J7]" office:value-type="currency" office:currency="EUR" office:value="3.8" calcext:value-type="currency">
            <text:p>3,80 €</text:p>
          </table:table-cell>
          <table:table-cell table:formula="of:=[.C7]*[.J7]" office:value-type="currency" office:currency="EUR" office:value="3.8" calcext:value-type="currency">
            <text:p>3,80 €</text:p>
          </table:table-cell>
          <table:table-cell table:formula="of:=[.D7]*[.J7]" office:value-type="currency" office:currency="EUR" office:value="0" calcext:value-type="currency">
            <text:p>0,00 €</text:p>
          </table:table-cell>
          <table:table-cell table:formula="of:=[.E7]*[.J7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Lumberg 1614-19 Einbaukupplung Hohlstecker 5,6mm/2,1mm (Netzteil)</text:p>
          </table:table-cell>
          <table:table-cell office:value-type="string" calcext:value-type="string">
            <text:p>LUM 1614-19</text:p>
          </table:table-cell>
          <table:table-cell office:value-type="string" calcext:value-type="string">
            <text:p><text:a xlink:href="https://www.reichelt.de/einbaukupplung-fuer-hohlstecker-aussen-5-6mm--innen-2-1mm-lum-1614-19-p237595.html" xlink:type="simple">https://www.reichelt.de/einbaukupplung-fuer-hohlstecker-aussen-5-6mm--innen-2-1mm-lum-1614-19-p237595.html</text:a></text:p>
          </table:table-cell>
          <table:table-cell office:value-type="currency" office:currency="EUR" office:value="1.9" calcext:value-type="currency">
            <text:p>1,90 €</text:p>
          </table:table-cell>
          <table:table-cell table:formula="of:=[.B8]*[.J8]" office:value-type="currency" office:currency="EUR" office:value="1.9" calcext:value-type="currency">
            <text:p>1,90 €</text:p>
          </table:table-cell>
          <table:table-cell table:formula="of:=[.C8]*[.J8]" office:value-type="currency" office:currency="EUR" office:value="1.9" calcext:value-type="currency">
            <text:p>1,90 €</text:p>
          </table:table-cell>
          <table:table-cell table:formula="of:=[.D8]*[.J8]" office:value-type="currency" office:currency="EUR" office:value="0" calcext:value-type="currency">
            <text:p>0,00 €</text:p>
          </table:table-cell>
          <table:table-cell table:formula="of:=[.E8]*[.J8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BOPLA EM 217 F Gehäuse Serie Euromas II, 122 x 120 x 57 mm</text:p>
          </table:table-cell>
          <table:table-cell table:style-name="ce43" office:value-type="string" calcext:value-type="string">
            <text:p>BOPLA EM 217 F</text:p>
          </table:table-cell>
          <table:table-cell office:value-type="string" calcext:value-type="string">
            <text:p><text:a xlink:href="https://www.reichelt.de/gehaeuse-serie-euromas-ii-122-x-120-x-57-mm-ip65-bopla-em-217-f-p126206.html" xlink:type="simple">https://www.reichelt.de/gehaeuse-serie-euromas-ii-122-x-120-x-57-mm-ip65-bopla-em-217-f-p126206.html</text:a></text:p>
          </table:table-cell>
          <table:table-cell office:value-type="currency" office:currency="EUR" office:value="17.7" calcext:value-type="currency">
            <text:p>17,70 €</text:p>
          </table:table-cell>
          <table:table-cell table:formula="of:=[.B9]*[.J9]" office:value-type="currency" office:currency="EUR" office:value="0" calcext:value-type="currency">
            <text:p>0,00 €</text:p>
          </table:table-cell>
          <table:table-cell table:formula="of:=[.C9]*[.J9]" office:value-type="currency" office:currency="EUR" office:value="0" calcext:value-type="currency">
            <text:p>0,00 €</text:p>
          </table:table-cell>
          <table:table-cell table:formula="of:=[.D9]*[.J9]" office:value-type="currency" office:currency="EUR" office:value="17.7" calcext:value-type="currency">
            <text:p>17,70 €</text:p>
          </table:table-cell>
          <table:table-cell table:formula="of:=[.E9]*[.J9]" office:value-type="currency" office:currency="EUR" office:value="17.7" calcext:value-type="currency">
            <text:p>17,70 €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Lumberg Quicklock-Einbaukupplung - Größe 12, 2 pol (Power, Pumpen)</text:p>
          </table:table-cell>
          <table:table-cell table:style-name="ce43" office:value-type="string" calcext:value-type="string">
            <text:p>LUM 0270-02</text:p>
          </table:table-cell>
          <table:table-cell office:value-type="string" calcext:value-type="string">
            <text:p><text:a xlink:href="https://www.reichelt.de/quicklock-einbaukupplung-groesse-12-2-pol-lum-0270-02-p239487.html" xlink:type="simple">https://www.reichelt.de/quicklock-einbaukupplung-groesse-12-2-pol-lum-0270-02-p239487.html</text:a></text:p>
          </table:table-cell>
          <table:table-cell office:value-type="currency" office:currency="EUR" office:value="2.8" calcext:value-type="currency">
            <text:p>2,80 €</text:p>
          </table:table-cell>
          <table:table-cell table:formula="of:=[.B10]*[.J10]" office:value-type="currency" office:currency="EUR" office:value="0" calcext:value-type="currency">
            <text:p>0,00 €</text:p>
          </table:table-cell>
          <table:table-cell table:formula="of:=[.C10]*[.J10]" office:value-type="currency" office:currency="EUR" office:value="0" calcext:value-type="currency">
            <text:p>0,00 €</text:p>
          </table:table-cell>
          <table:table-cell table:formula="of:=[.D10]*[.J10]" office:value-type="currency" office:currency="EUR" office:value="5.6" calcext:value-type="currency">
            <text:p>5,60 €</text:p>
          </table:table-cell>
          <table:table-cell table:formula="of:=[.E10]*[.J10]" office:value-type="currency" office:currency="EUR" office:value="8.4" calcext:value-type="currency">
            <text:p>8,40 €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Lumberg Quicklock-Einbaukupplung - Größe 12, 4 pol (Füllstandssensoren)</text:p>
          </table:table-cell>
          <table:table-cell office:value-type="string" calcext:value-type="string">
            <text:p>LUM 0270-04</text:p>
          </table:table-cell>
          <table:table-cell office:value-type="string" calcext:value-type="string">
            <text:p><text:a xlink:href="https://www.reichelt.de/quicklock-einbaukupplung-groesse-12-4-pol-lum-0270-04-p239489.html" xlink:type="simple">https://www.reichelt.de/quicklock-einbaukupplung-groesse-12-4-pol-lum-0270-04-p239489.html</text:a></text:p>
          </table:table-cell>
          <table:table-cell office:value-type="currency" office:currency="EUR" office:value="3.7" calcext:value-type="currency">
            <text:p>3,70 €</text:p>
          </table:table-cell>
          <table:table-cell table:formula="of:=[.B11]*[.J11]" office:value-type="currency" office:currency="EUR" office:value="0" calcext:value-type="currency">
            <text:p>0,00 €</text:p>
          </table:table-cell>
          <table:table-cell table:formula="of:=[.C11]*[.J11]" office:value-type="currency" office:currency="EUR" office:value="0" calcext:value-type="currency">
            <text:p>0,00 €</text:p>
          </table:table-cell>
          <table:table-cell table:formula="of:=[.D11]*[.J11]" office:value-type="currency" office:currency="EUR" office:value="7.4" calcext:value-type="currency">
            <text:p>7,40 €</text:p>
          </table:table-cell>
          <table:table-cell table:formula="of:=[.E11]*[.J11]" office:value-type="currency" office:currency="EUR" office:value="7.4" calcext:value-type="currency">
            <text:p>7,40 €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Lumberg Quicklock-Einbaukupplung - Größe 12, 6 pol (Wettersensor)</text:p>
          </table:table-cell>
          <table:table-cell office:value-type="string" calcext:value-type="string">
            <text:p>LUM 0270-06</text:p>
          </table:table-cell>
          <table:table-cell office:value-type="string" calcext:value-type="string">
            <text:p><text:a xlink:href="https://www.reichelt.de/quicklock-einbaukupplung-groesse-12-6-pol-lum-0270-06-p239491.html" xlink:type="simple">https://www.reichelt.de/quicklock-einbaukupplung-groesse-12-6-pol-lum-0270-06-p239491.html</text:a></text:p>
          </table:table-cell>
          <table:table-cell office:value-type="currency" office:currency="EUR" office:value="4.34" calcext:value-type="currency">
            <text:p>4,34 €</text:p>
          </table:table-cell>
          <table:table-cell table:formula="of:=[.B12]*[.J12]" office:value-type="currency" office:currency="EUR" office:value="0" calcext:value-type="currency">
            <text:p>0,00 €</text:p>
          </table:table-cell>
          <table:table-cell table:formula="of:=[.C12]*[.J12]" office:value-type="currency" office:currency="EUR" office:value="0" calcext:value-type="currency">
            <text:p>0,00 €</text:p>
          </table:table-cell>
          <table:table-cell table:formula="of:=[.D12]*[.J12]" office:value-type="currency" office:currency="EUR" office:value="0" calcext:value-type="currency">
            <text:p>0,00 €</text:p>
          </table:table-cell>
          <table:table-cell table:formula="of:=[.E12]*[.J12]" office:value-type="currency" office:currency="EUR" office:value="4.34" calcext:value-type="currency">
            <text:p>4,34 €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Micro-USB Einbaubuchse Wasserdicht</text:p>
          </table:table-cell>
          <table:table-cell table:style-name="ce43" office:value-type="string" calcext:value-type="string">
            <text:p>n.a.</text:p>
          </table:table-cell>
          <table:table-cell table:style-name="ce43" office:value-type="string" calcext:value-type="string">
            <text:p><text:a xlink:href="https://smile.amazon.de/dp/B07ZCZ8NL1" xlink:type="simple">https://smile.amazon.de/dp/B07ZCZ8NL1</text:a></text:p>
          </table:table-cell>
          <table:table-cell office:value-type="currency" office:currency="EUR" office:value="12.73" calcext:value-type="currency">
            <text:p>12,73 €</text:p>
          </table:table-cell>
          <table:table-cell table:formula="of:=[.B13]*[.J13]" office:value-type="currency" office:currency="EUR" office:value="0" calcext:value-type="currency">
            <text:p>0,00 €</text:p>
          </table:table-cell>
          <table:table-cell table:formula="of:=[.C13]*[.J13]" office:value-type="currency" office:currency="EUR" office:value="0" calcext:value-type="currency">
            <text:p>0,00 €</text:p>
          </table:table-cell>
          <table:table-cell table:formula="of:=[.D13]*[.J13]" office:value-type="currency" office:currency="EUR" office:value="0" calcext:value-type="currency">
            <text:p>0,00 €</text:p>
          </table:table-cell>
          <table:table-cell table:formula="of:=[.E13]*[.J13]" office:value-type="currency" office:currency="EUR" office:value="12.73" calcext:value-type="currency">
            <text:p>12,73 €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USB-Adapter FT, 1 x USB 2.0 B-Buchse &gt; 1 x USB 2.0 A-Buchse</text:p>
          </table:table-cell>
          <table:table-cell office:value-type="string" calcext:value-type="string">
            <text:p>CLIFF CP30207NX</text:p>
          </table:table-cell>
          <table:table-cell office:value-type="string" calcext:value-type="string">
            <text:p><text:a xlink:href="https://www.reichelt.de/usb-adapter-ft-1-x-usb-2-0-b-buchse-1-x-usb-2-0-a-buchse-cliff-cp30207nx-p227644.html" xlink:type="simple">https://www.reichelt.de/usb-adapter-ft-1-x-usb-2-0-b-buchse-1-x-usb-2-0-a-buchse-cliff-cp30207nx-p227644.html</text:a></text:p>
          </table:table-cell>
          <table:table-cell office:value-type="currency" office:currency="EUR" office:value="4.3" calcext:value-type="currency">
            <text:p>4,30 €</text:p>
          </table:table-cell>
          <table:table-cell table:formula="of:=[.B14]*[.J14]" office:value-type="currency" office:currency="EUR" office:value="0" calcext:value-type="currency">
            <text:p>0,00 €</text:p>
          </table:table-cell>
          <table:table-cell table:formula="of:=[.C14]*[.J14]" office:value-type="currency" office:currency="EUR" office:value="4.3" calcext:value-type="currency">
            <text:p>4,30 €</text:p>
          </table:table-cell>
          <table:table-cell table:formula="of:=[.D14]*[.J14]" office:value-type="currency" office:currency="EUR" office:value="0" calcext:value-type="currency">
            <text:p>0,00 €</text:p>
          </table:table-cell>
          <table:table-cell table:formula="of:=[.E14]*[.J14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table:content-validation-name="val1"/>
          <table:table-cell table:number-columns-repeated="4"/>
          <table:table-cell table:formula="of:=[.B15]*[.J15]" office:value-type="currency" office:currency="EUR" office:value="0" calcext:value-type="currency">
            <text:p>0,00 €</text:p>
          </table:table-cell>
          <table:table-cell table:formula="of:=[.C15]*[.J15]" office:value-type="currency" office:currency="EUR" office:value="0" calcext:value-type="currency">
            <text:p>0,00 €</text:p>
          </table:table-cell>
          <table:table-cell table:formula="of:=[.D15]*[.J15]" office:value-type="currency" office:currency="EUR" office:value="0" calcext:value-type="currency">
            <text:p>0,00 €</text:p>
          </table:table-cell>
          <table:table-cell table:formula="of:=[.E15]*[.J15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table:content-validation-name="val1"/>
          <table:table-cell table:number-columns-repeated="3"/>
          <table:table-cell table:style-name="ce4"/>
          <table:table-cell table:formula="of:=[.B16]*[.J16]" office:value-type="currency" office:currency="EUR" office:value="0" calcext:value-type="currency">
            <text:p>0,00 €</text:p>
          </table:table-cell>
          <table:table-cell table:formula="of:=[.C16]*[.J16]" office:value-type="currency" office:currency="EUR" office:value="0" calcext:value-type="currency">
            <text:p>0,00 €</text:p>
          </table:table-cell>
          <table:table-cell table:formula="of:=[.D16]*[.J16]" office:value-type="currency" office:currency="EUR" office:value="0" calcext:value-type="currency">
            <text:p>0,00 €</text:p>
          </table:table-cell>
          <table:table-cell table:formula="of:=[.E16]*[.J16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table:content-validation-name="val1"/>
          <table:table-cell table:number-columns-repeated="3"/>
          <table:table-cell table:style-name="ce4"/>
          <table:table-cell table:formula="of:=[.B17]*[.J17]" office:value-type="currency" office:currency="EUR" office:value="0" calcext:value-type="currency">
            <text:p>0,00 €</text:p>
          </table:table-cell>
          <table:table-cell table:formula="of:=[.C17]*[.J17]" office:value-type="currency" office:currency="EUR" office:value="0" calcext:value-type="currency">
            <text:p>0,00 €</text:p>
          </table:table-cell>
          <table:table-cell table:formula="of:=[.D17]*[.J17]" office:value-type="currency" office:currency="EUR" office:value="0" calcext:value-type="currency">
            <text:p>0,00 €</text:p>
          </table:table-cell>
          <table:table-cell table:formula="of:=[.E17]*[.J17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table:content-validation-name="val1"/>
          <table:table-cell table:number-columns-repeated="3"/>
          <table:table-cell table:style-name="ce4"/>
          <table:table-cell table:formula="of:=[.B18]*[.J18]" office:value-type="currency" office:currency="EUR" office:value="0" calcext:value-type="currency">
            <text:p>0,00 €</text:p>
          </table:table-cell>
          <table:table-cell table:formula="of:=[.C18]*[.J18]" office:value-type="currency" office:currency="EUR" office:value="0" calcext:value-type="currency">
            <text:p>0,00 €</text:p>
          </table:table-cell>
          <table:table-cell table:formula="of:=[.D18]*[.J18]" office:value-type="currency" office:currency="EUR" office:value="0" calcext:value-type="currency">
            <text:p>0,00 €</text:p>
          </table:table-cell>
          <table:table-cell table:formula="of:=[.E18]*[.J18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table:content-validation-name="val1"/>
          <table:table-cell table:number-columns-repeated="3"/>
          <table:table-cell table:style-name="ce4"/>
          <table:table-cell table:formula="of:=[.B19]*[.J19]" office:value-type="currency" office:currency="EUR" office:value="0" calcext:value-type="currency">
            <text:p>0,00 €</text:p>
          </table:table-cell>
          <table:table-cell table:formula="of:=[.C19]*[.J19]" office:value-type="currency" office:currency="EUR" office:value="0" calcext:value-type="currency">
            <text:p>0,00 €</text:p>
          </table:table-cell>
          <table:table-cell table:formula="of:=[.D19]*[.J19]" office:value-type="currency" office:currency="EUR" office:value="0" calcext:value-type="currency">
            <text:p>0,00 €</text:p>
          </table:table-cell>
          <table:table-cell table:formula="of:=[.E19]*[.J19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table:content-validation-name="val1"/>
          <table:table-cell table:number-columns-repeated="3"/>
          <table:table-cell table:style-name="ce4"/>
          <table:table-cell table:formula="of:=[.B20]*[.J20]" office:value-type="currency" office:currency="EUR" office:value="0" calcext:value-type="currency">
            <text:p>0,00 €</text:p>
          </table:table-cell>
          <table:table-cell table:formula="of:=[.C20]*[.J20]" office:value-type="currency" office:currency="EUR" office:value="0" calcext:value-type="currency">
            <text:p>0,00 €</text:p>
          </table:table-cell>
          <table:table-cell table:formula="of:=[.D20]*[.J20]" office:value-type="currency" office:currency="EUR" office:value="0" calcext:value-type="currency">
            <text:p>0,00 €</text:p>
          </table:table-cell>
          <table:table-cell table:formula="of:=[.E20]*[.J20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table:content-validation-name="val1"/>
          <table:table-cell table:number-columns-repeated="3"/>
          <table:table-cell table:style-name="ce4"/>
          <table:table-cell table:formula="of:=[.B21]*[.J21]" office:value-type="currency" office:currency="EUR" office:value="0" calcext:value-type="currency">
            <text:p>0,00 €</text:p>
          </table:table-cell>
          <table:table-cell table:formula="of:=[.C21]*[.J21]" office:value-type="currency" office:currency="EUR" office:value="0" calcext:value-type="currency">
            <text:p>0,00 €</text:p>
          </table:table-cell>
          <table:table-cell table:formula="of:=[.D21]*[.J21]" office:value-type="currency" office:currency="EUR" office:value="0" calcext:value-type="currency">
            <text:p>0,00 €</text:p>
          </table:table-cell>
          <table:table-cell table:formula="of:=[.E21]*[.J21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table:content-validation-name="val1"/>
          <table:table-cell table:number-columns-repeated="3"/>
          <table:table-cell table:style-name="ce4"/>
          <table:table-cell table:formula="of:=[.B22]*[.J22]" office:value-type="currency" office:currency="EUR" office:value="0" calcext:value-type="currency">
            <text:p>0,00 €</text:p>
          </table:table-cell>
          <table:table-cell table:formula="of:=[.C22]*[.J22]" office:value-type="currency" office:currency="EUR" office:value="0" calcext:value-type="currency">
            <text:p>0,00 €</text:p>
          </table:table-cell>
          <table:table-cell table:formula="of:=[.D22]*[.J22]" office:value-type="currency" office:currency="EUR" office:value="0" calcext:value-type="currency">
            <text:p>0,00 €</text:p>
          </table:table-cell>
          <table:table-cell table:formula="of:=[.E22]*[.J22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table:content-validation-name="val1"/>
          <table:table-cell table:number-columns-repeated="3"/>
          <table:table-cell table:style-name="ce4"/>
          <table:table-cell table:formula="of:=[.B23]*[.J23]" office:value-type="currency" office:currency="EUR" office:value="0" calcext:value-type="currency">
            <text:p>0,00 €</text:p>
          </table:table-cell>
          <table:table-cell table:formula="of:=[.C23]*[.J23]" office:value-type="currency" office:currency="EUR" office:value="0" calcext:value-type="currency">
            <text:p>0,00 €</text:p>
          </table:table-cell>
          <table:table-cell table:formula="of:=[.D23]*[.J23]" office:value-type="currency" office:currency="EUR" office:value="0" calcext:value-type="currency">
            <text:p>0,00 €</text:p>
          </table:table-cell>
          <table:table-cell table:formula="of:=[.E23]*[.J23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  <table:table-cell table:content-validation-name="val1"/>
          <table:table-cell table:number-columns-repeated="3"/>
          <table:table-cell table:style-name="ce4"/>
          <table:table-cell table:formula="of:=[.B24]*[.J24]" office:value-type="currency" office:currency="EUR" office:value="0" calcext:value-type="currency">
            <text:p>0,00 €</text:p>
          </table:table-cell>
          <table:table-cell table:formula="of:=[.C24]*[.J24]" office:value-type="currency" office:currency="EUR" office:value="0" calcext:value-type="currency">
            <text:p>0,00 €</text:p>
          </table:table-cell>
          <table:table-cell table:formula="of:=[.D24]*[.J24]" office:value-type="currency" office:currency="EUR" office:value="0" calcext:value-type="currency">
            <text:p>0,00 €</text:p>
          </table:table-cell>
          <table:table-cell table:formula="of:=[.E24]*[.J24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  <table:table-cell table:content-validation-name="val1"/>
          <table:table-cell table:number-columns-repeated="3"/>
          <table:table-cell table:style-name="ce4"/>
          <table:table-cell table:formula="of:=[.B25]*[.J25]" office:value-type="currency" office:currency="EUR" office:value="0" calcext:value-type="currency">
            <text:p>0,00 €</text:p>
          </table:table-cell>
          <table:table-cell table:formula="of:=[.C25]*[.J25]" office:value-type="currency" office:currency="EUR" office:value="0" calcext:value-type="currency">
            <text:p>0,00 €</text:p>
          </table:table-cell>
          <table:table-cell table:formula="of:=[.D25]*[.J25]" office:value-type="currency" office:currency="EUR" office:value="0" calcext:value-type="currency">
            <text:p>0,00 €</text:p>
          </table:table-cell>
          <table:table-cell table:formula="of:=[.E25]*[.J25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28" office:value-type="float" office:value="23" calcext:value-type="float">
            <text:p>23</text:p>
          </table:table-cell>
          <table:table-cell table:style-name="ce33"/>
          <table:table-cell table:style-name="ce37" table:number-columns-repeated="2"/>
          <table:table-cell table:style-name="ce42"/>
          <table:table-cell table:style-name="ce28" table:content-validation-name="val1"/>
          <table:table-cell table:style-name="ce28" table:number-columns-repeated="4"/>
          <table:table-cell table:style-name="ce50" table:formula="of:=[.B26]*[.J26]" office:value-type="currency" office:currency="EUR" office:value="0" calcext:value-type="currency">
            <text:p>0,00 €</text:p>
          </table:table-cell>
          <table:table-cell table:style-name="ce50" table:formula="of:=[.C26]*[.J26]" office:value-type="currency" office:currency="EUR" office:value="0" calcext:value-type="currency">
            <text:p>0,00 €</text:p>
          </table:table-cell>
          <table:table-cell table:style-name="ce50" table:formula="of:=[.D26]*[.J26]" office:value-type="currency" office:currency="EUR" office:value="0" calcext:value-type="currency">
            <text:p>0,00 €</text:p>
          </table:table-cell>
          <table:table-cell table:style-name="ce57" table:formula="of:=[.E26]*[.J26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Default" table:number-columns-repeated="9"/>
          <table:table-cell table:style-name="ce47" office:value-type="string" calcext:value-type="string">
            <text:p>Summe</text:p>
          </table:table-cell>
          <table:table-cell table:style-name="ce51" table:formula="of:=SUM([.K4:.K26])" office:value-type="currency" office:currency="EUR" office:value="23.3" calcext:value-type="currency">
            <text:p>23,30 €</text:p>
          </table:table-cell>
          <table:table-cell table:style-name="ce53" table:formula="of:=SUM([.L4:.L26])" office:value-type="currency" office:currency="EUR" office:value="36.3" calcext:value-type="currency">
            <text:p>36,30 €</text:p>
          </table:table-cell>
          <table:table-cell table:style-name="ce53" table:formula="of:=SUM([.M4:.M26])" office:value-type="currency" office:currency="EUR" office:value="30.7" calcext:value-type="currency">
            <text:p>30,70 €</text:p>
          </table:table-cell>
          <table:table-cell table:style-name="ce53" table:formula="of:=SUM([.N4:.N26])" office:value-type="currency" office:currency="EUR" office:value="50.57" calcext:value-type="currency">
            <text:p>50,57 €</text:p>
          </table:table-cell>
        </table:table-row>
      </table:table>
      <table:table table:name="Spannungsversorgung" table:style-name="ta1">
        <table:table-column table:style-name="co1" table:default-cell-style-name="ce4"/>
        <table:table-column table:style-name="co1" table:default-cell-style-name="ce8"/>
        <table:table-column table:style-name="co1" table:number-columns-repeated="2" table:default-cell-style-name="ce11"/>
        <table:table-column table:style-name="co1" table:default-cell-style-name="ce15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" table:number-columns-repeated="3" table:default-cell-style-name="ce20"/>
        <table:table-column table:style-name="co1" table:default-cell-style-name="ce24"/>
        <table:table-row table:style-name="ro1">
          <table:table-cell table:style-name="ce12" office:value-type="string" calcext:value-type="string" table:number-columns-spanned="1" table:number-rows-spanned="3">
            <text:p>Pos.</text:p>
          </table:table-cell>
          <table:table-cell table:style-name="ce29" office:value-type="string" calcext:value-type="string" table:number-columns-spanned="4" table:number-rows-spanned="1">
            <text:p>Menge</text:p>
          </table:table-cell>
          <table:covered-table-cell table:number-columns-repeated="2" table:style-name="ce70"/>
          <table:covered-table-cell table:style-name="ce75"/>
          <table:table-cell table:style-name="ce12" office:value-type="string" calcext:value-type="string" table:number-columns-spanned="1" table:number-rows-spanned="3">
            <text:p>Einheit</text:p>
          </table:table-cell>
          <table:table-cell table:style-name="ce12" office:value-type="string" calcext:value-type="string" table:number-columns-spanned="1" table:number-rows-spanned="3">
            <text:p>Teil</text:p>
          </table:table-cell>
          <table:table-cell table:style-name="ce12" office:value-type="string" calcext:value-type="string" table:number-columns-spanned="1" table:number-rows-spanned="3">
            <text:p>Bestellnummer</text:p>
          </table:table-cell>
          <table:table-cell table:style-name="ce12" office:value-type="string" calcext:value-type="string" table:number-columns-spanned="1" table:number-rows-spanned="3">
            <text:p>Link</text:p>
          </table:table-cell>
          <table:table-cell table:style-name="ce12" office:value-type="string" calcext:value-type="string" table:number-columns-spanned="1" table:number-rows-spanned="3">
            <text:p>Preis/Einheit</text:p>
          </table:table-cell>
          <table:table-cell table:style-name="ce74" office:value-type="string" calcext:value-type="string" table:number-columns-spanned="4" table:number-rows-spanned="1">
            <text:p>Preis</text:p>
          </table:table-cell>
          <table:covered-table-cell table:number-columns-repeated="2" table:style-name="ce70"/>
          <table:covered-table-cell table:style-name="ce75"/>
        </table:table-row>
        <table:table-row table:style-name="ro1">
          <table:covered-table-cell table:style-name="ce25"/>
          <table:table-cell table:style-name="ce30" office:value-type="string" calcext:value-type="string" table:number-columns-spanned="2" table:number-rows-spanned="1">
            <text:p>Indoor</text:p>
          </table:table-cell>
          <table:covered-table-cell table:style-name="ce70"/>
          <table:table-cell table:style-name="ce74" office:value-type="string" calcext:value-type="string" table:number-columns-spanned="2" table:number-rows-spanned="1">
            <text:p>Outdoor</text:p>
          </table:table-cell>
          <table:covered-table-cell table:style-name="ce75"/>
          <table:covered-table-cell table:number-columns-repeated="3" table:style-name="ce25"/>
          <table:covered-table-cell table:style-name="ce44"/>
          <table:covered-table-cell table:style-name="ce25"/>
          <table:table-cell table:style-name="ce85" office:value-type="string" calcext:value-type="string" table:number-columns-spanned="2" table:number-rows-spanned="1">
            <text:p>Indoor</text:p>
          </table:table-cell>
          <table:covered-table-cell table:style-name="ce89"/>
          <table:table-cell table:style-name="ce91" office:value-type="string" calcext:value-type="string" table:number-columns-spanned="2" table:number-rows-spanned="1">
            <text:p>Outdoor</text:p>
          </table:table-cell>
          <table:covered-table-cell table:style-name="ce92"/>
        </table:table-row>
        <table:table-row table:style-name="ro1">
          <table:covered-table-cell table:style-name="ce26"/>
          <table:table-cell table:style-name="ce31" office:value-type="string" calcext:value-type="string">
            <text:p>min</text:p>
          </table:table-cell>
          <table:table-cell table:style-name="ce71" office:value-type="string" calcext:value-type="string">
            <text:p>max</text:p>
          </table:table-cell>
          <table:table-cell table:style-name="ce71" office:value-type="string" calcext:value-type="string">
            <text:p>min</text:p>
          </table:table-cell>
          <table:table-cell table:style-name="ce76" office:value-type="string" calcext:value-type="string">
            <text:p>max</text:p>
          </table:table-cell>
          <table:covered-table-cell table:number-columns-repeated="3" table:style-name="ce26"/>
          <table:covered-table-cell table:style-name="ce45"/>
          <table:covered-table-cell table:style-name="ce26"/>
          <table:table-cell table:style-name="ce71" office:value-type="string" calcext:value-type="string">
            <text:p>min</text:p>
          </table:table-cell>
          <table:table-cell table:style-name="ce71" office:value-type="string" calcext:value-type="string">
            <text:p>max</text:p>
          </table:table-cell>
          <table:table-cell table:style-name="ce71" office:value-type="string" calcext:value-type="string">
            <text:p>min</text:p>
          </table:table-cell>
          <table:table-cell table:style-name="ce76" office:value-type="string" calcext:value-type="string">
            <text:p>max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Steckernetzteil, 25 W, 12 V, 2,08 A</text:p>
          </table:table-cell>
          <table:table-cell office:value-type="string" calcext:value-type="string">
            <text:p>MW GST25E12</text:p>
          </table:table-cell>
          <table:table-cell office:value-type="string" calcext:value-type="string">
            <text:p><text:a xlink:href="https://www.reichelt.de/steckernetzteil-25-w-12-v-2-08-a-mw-gst25e12-p171098.html" xlink:type="simple">https://www.reichelt.de/steckernetzteil-25-w-12-v-2-08-a-mw-gst25e12-p171098.html</text:a></text:p>
          </table:table-cell>
          <table:table-cell table:style-name="ce18" office:value-type="currency" office:currency="EUR" office:value="12.11" calcext:value-type="currency">
            <text:p>12,11 €</text:p>
          </table:table-cell>
          <table:table-cell table:formula="of:=[.B4]*[.J4]" office:value-type="currency" office:currency="EUR" office:value="12.11" calcext:value-type="currency">
            <text:p>12,11 €</text:p>
          </table:table-cell>
          <table:table-cell table:formula="of:=[.C4]*[.J4]" office:value-type="currency" office:currency="EUR" office:value="12.11" calcext:value-type="currency">
            <text:p>12,11 €</text:p>
          </table:table-cell>
          <table:table-cell table:formula="of:=[.D4]*[.J4]" office:value-type="currency" office:currency="EUR" office:value="0" calcext:value-type="currency">
            <text:p>0,00 €</text:p>
          </table:table-cell>
          <table:table-cell table:formula="of:=[.E4]*[.J4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Lumberg Quicklock Gr. 12 Stecker 2pol.</text:p>
          </table:table-cell>
          <table:table-cell table:style-name="ce43" office:value-type="string" calcext:value-type="string">
            <text:p>LUM 0250-02</text:p>
          </table:table-cell>
          <table:table-cell office:value-type="string" calcext:value-type="string">
            <text:p><text:a xlink:href="https://www.reichelt.de/quicklock-stecker-groesse-12-2-pol-lum-0250-02-p239473.html" xlink:type="simple">https://www.reichelt.de/quicklock-stecker-groesse-12-2-pol-lum-0250-02-p239473.html</text:a></text:p>
          </table:table-cell>
          <table:table-cell table:style-name="ce18" office:value-type="currency" office:currency="EUR" office:value="4.8" calcext:value-type="currency">
            <text:p>4,80 €</text:p>
          </table:table-cell>
          <table:table-cell table:formula="of:=[.B5]*[.J5]" office:value-type="currency" office:currency="EUR" office:value="0" calcext:value-type="currency">
            <text:p>0,00 €</text:p>
          </table:table-cell>
          <table:table-cell table:formula="of:=[.C5]*[.J5]" office:value-type="currency" office:currency="EUR" office:value="0" calcext:value-type="currency">
            <text:p>0,00 €</text:p>
          </table:table-cell>
          <table:table-cell table:formula="of:=[.D5]*[.J5]" office:value-type="currency" office:currency="EUR" office:value="4.8" calcext:value-type="currency">
            <text:p>4,80 €</text:p>
          </table:table-cell>
          <table:table-cell table:formula="of:=[.E5]*[.J5]" office:value-type="currency" office:currency="EUR" office:value="4.8" calcext:value-type="currency">
            <text:p>4,80 €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Lumberg Quicklock Gr. 12 Kupplung 2pol.</text:p>
          </table:table-cell>
          <table:table-cell office:value-type="string" calcext:value-type="string">
            <text:p>LUM 0260-02</text:p>
          </table:table-cell>
          <table:table-cell office:value-type="string" calcext:value-type="string">
            <text:p><text:a xlink:href="https://www.reichelt.de/quicklock-kupplung-groesse-12-2-pol-lum-0260-02-p239480.html" xlink:type="simple">https://www.reichelt.de/quicklock-kupplung-groesse-12-2-pol-lum-0260-02-p239480.html</text:a></text:p>
          </table:table-cell>
          <table:table-cell table:style-name="ce18" office:value-type="currency" office:currency="EUR" office:value="3.4" calcext:value-type="currency">
            <text:p>3,40 €</text:p>
          </table:table-cell>
          <table:table-cell table:formula="of:=[.B6]*[.J6]" office:value-type="currency" office:currency="EUR" office:value="0" calcext:value-type="currency">
            <text:p>0,00 €</text:p>
          </table:table-cell>
          <table:table-cell table:formula="of:=[.C6]*[.J6]" office:value-type="currency" office:currency="EUR" office:value="0" calcext:value-type="currency">
            <text:p>0,00 €</text:p>
          </table:table-cell>
          <table:table-cell table:formula="of:=[.D6]*[.J6]" office:value-type="currency" office:currency="EUR" office:value="3.4" calcext:value-type="currency">
            <text:p>3,40 €</text:p>
          </table:table-cell>
          <table:table-cell table:formula="of:=[.E6]*[.J6]" office:value-type="currency" office:currency="EUR" office:value="3.4" calcext:value-type="currency">
            <text:p>3,40 €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Industriezelle, Li-Ion, 18650, 3,7 V, 1600 mAh</text:p>
          </table:table-cell>
          <table:table-cell office:value-type="string" calcext:value-type="string">
            <text:p>LIMG GDIHR18650Z</text:p>
          </table:table-cell>
          <table:table-cell office:value-type="string" calcext:value-type="string">
            <text:p><text:a xlink:href="https://www.reichelt.de/industriezelle-li-ion-18650-3-7-v-1600-mah-z-loetfahnen-limg-gdihr18650z-p86881.html" xlink:type="simple">https://www.reichelt.de/industriezelle-li-ion-18650-3-7-v-1600-mah-z-loetfahnen-limg-gdihr18650z-p86881.html</text:a></text:p>
          </table:table-cell>
          <table:table-cell table:style-name="ce18" office:value-type="currency" office:currency="EUR" office:value="7.2" calcext:value-type="currency">
            <text:p>7,20 €</text:p>
          </table:table-cell>
          <table:table-cell table:formula="of:=[.B7]*[.J7]" office:value-type="currency" office:currency="EUR" office:value="0" calcext:value-type="currency">
            <text:p>0,00 €</text:p>
          </table:table-cell>
          <table:table-cell table:formula="of:=[.C7]*[.J7]" office:value-type="currency" office:currency="EUR" office:value="0" calcext:value-type="currency">
            <text:p>0,00 €</text:p>
          </table:table-cell>
          <table:table-cell table:formula="of:=[.D7]*[.J7]" office:value-type="currency" office:currency="EUR" office:value="7.2" calcext:value-type="currency">
            <text:p>7,20 €</text:p>
          </table:table-cell>
          <table:table-cell table:formula="of:=[.E7]*[.J7]" office:value-type="currency" office:currency="EUR" office:value="7.2" calcext:value-type="currency">
            <text:p>7,20 €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JST - Buchsengehäuse, 1x2-polig – PH</text:p>
          </table:table-cell>
          <table:table-cell office:value-type="string" calcext:value-type="string">
            <text:p>JST PH2P BU</text:p>
          </table:table-cell>
          <table:table-cell office:value-type="string" calcext:value-type="string">
            <text:p><text:a xlink:href="https://www.reichelt.de/jst-buchsengehaeuse-1x2-polig-ph-jst-ph2p-bu-p185041.html" xlink:type="simple">https://www.reichelt.de/jst-buchsengehaeuse-1x2-polig-ph-jst-ph2p-bu-p185041.html</text:a></text:p>
          </table:table-cell>
          <table:table-cell table:style-name="ce18" office:value-type="currency" office:currency="EUR" office:value="0.05" calcext:value-type="currency">
            <text:p>0,05 €</text:p>
          </table:table-cell>
          <table:table-cell table:formula="of:=[.B8]*[.J8]" office:value-type="currency" office:currency="EUR" office:value="0" calcext:value-type="currency">
            <text:p>0,00 €</text:p>
          </table:table-cell>
          <table:table-cell table:formula="of:=[.C8]*[.J8]" office:value-type="currency" office:currency="EUR" office:value="0" calcext:value-type="currency">
            <text:p>0,00 €</text:p>
          </table:table-cell>
          <table:table-cell table:formula="of:=[.D8]*[.J8]" office:value-type="currency" office:currency="EUR" office:value="0.05" calcext:value-type="currency">
            <text:p>0,05 €</text:p>
          </table:table-cell>
          <table:table-cell table:formula="of:=[.E8]*[.J8]" office:value-type="currency" office:currency="EUR" office:value="0.05" calcext:value-type="currency">
            <text:p>0,05 €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5m Nylon USB C Kabel, USB 2.0, schwarz, USB A auf USB Typ C Ladekabel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<text:a xlink:href="https://smile.amazon.de/gp/product/B085CG6HLF" xlink:type="simple">https://smile.amazon.de/gp/product/B085CG6HLF</text:a></text:p>
          </table:table-cell>
          <table:table-cell table:style-name="ce18" office:value-type="currency" office:currency="EUR" office:value="11.99" calcext:value-type="currency">
            <text:p>11,99 €</text:p>
          </table:table-cell>
          <table:table-cell table:formula="of:=[.B9]*[.J9]" office:value-type="currency" office:currency="EUR" office:value="0" calcext:value-type="currency">
            <text:p>0,00 €</text:p>
          </table:table-cell>
          <table:table-cell table:formula="of:=[.C9]*[.J9]" office:value-type="currency" office:currency="EUR" office:value="0" calcext:value-type="currency">
            <text:p>0,00 €</text:p>
          </table:table-cell>
          <table:table-cell table:formula="of:=[.D9]*[.J9]" office:value-type="currency" office:currency="EUR" office:value="11.99" calcext:value-type="currency">
            <text:p>11,99 €</text:p>
          </table:table-cell>
          <table:table-cell table:formula="of:=[.E9]*[.J9]" office:value-type="currency" office:currency="EUR" office:value="11.99" calcext:value-type="currency">
            <text:p>11,99 €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Solarpanel, 6 V / 5 W</text:p>
          </table:table-cell>
          <table:table-cell table:style-name="ce43" office:value-type="string" calcext:value-type="string">
            <text:p>DEBO SOLAR 5W</text:p>
          </table:table-cell>
          <table:table-cell office:value-type="string" calcext:value-type="string">
            <text:p><text:a xlink:href="https://www.reichelt.de/entwicklerboards-solarpanel-5-w-debo-solar-5w-p266039.html" xlink:type="simple">https://www.reichelt.de/entwicklerboards-solarpanel-5-w-debo-solar-5w-p266039.html</text:a></text:p>
          </table:table-cell>
          <table:table-cell table:style-name="ce18" office:value-type="currency" office:currency="EUR" office:value="12.9" calcext:value-type="currency">
            <text:p>12,90 €</text:p>
          </table:table-cell>
          <table:table-cell table:formula="of:=[.B10]*[.J10]" office:value-type="currency" office:currency="EUR" office:value="0" calcext:value-type="currency">
            <text:p>0,00 €</text:p>
          </table:table-cell>
          <table:table-cell table:formula="of:=[.C10]*[.J10]" office:value-type="currency" office:currency="EUR" office:value="0" calcext:value-type="currency">
            <text:p>0,00 €</text:p>
          </table:table-cell>
          <table:table-cell table:formula="of:=[.D10]*[.J10]" office:value-type="currency" office:currency="EUR" office:value="12.9" calcext:value-type="currency">
            <text:p>12,90 €</text:p>
          </table:table-cell>
          <table:table-cell table:formula="of:=[.E10]*[.J10]" office:value-type="currency" office:currency="EUR" office:value="12.9" calcext:value-type="currency">
            <text:p>12,90 €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Solar Ladegerät für 6 bis 24 V Panels</text:p>
          </table:table-cell>
          <table:table-cell office:value-type="string" calcext:value-type="string">
            <text:p>DEBO PWR SOLAR2</text:p>
          </table:table-cell>
          <table:table-cell office:value-type="string" calcext:value-type="string">
            <text:p><text:a xlink:href="https://www.reichelt.de/entwicklerboards-solar-ladegeraet-fuer-6-bis-24-v-panels-debo-pwr-solar2-p266038.html" xlink:type="simple">https://www.reichelt.de/entwicklerboards-solar-ladegeraet-fuer-6-bis-24-v-panels-debo-pwr-solar2-p266038.html</text:a></text:p>
          </table:table-cell>
          <table:table-cell table:style-name="ce18" office:value-type="currency" office:currency="EUR" office:value="9.99" calcext:value-type="currency">
            <text:p>9,99 €</text:p>
          </table:table-cell>
          <table:table-cell table:formula="of:=[.B11]*[.J11]" office:value-type="currency" office:currency="EUR" office:value="0" calcext:value-type="currency">
            <text:p>0,00 €</text:p>
          </table:table-cell>
          <table:table-cell table:formula="of:=[.C11]*[.J11]" office:value-type="currency" office:currency="EUR" office:value="0" calcext:value-type="currency">
            <text:p>0,00 €</text:p>
          </table:table-cell>
          <table:table-cell table:formula="of:=[.D11]*[.J11]" office:value-type="currency" office:currency="EUR" office:value="9.99" calcext:value-type="currency">
            <text:p>9,99 €</text:p>
          </table:table-cell>
          <table:table-cell table:formula="of:=[.E11]*[.J11]" office:value-type="currency" office:currency="EUR" office:value="9.99" calcext:value-type="currency">
            <text:p>9,99 €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JST - Crimpkontakt, Buchse – PH</text:p>
          </table:table-cell>
          <table:table-cell office:value-type="string" calcext:value-type="string">
            <text:p>JST PH CKB</text:p>
          </table:table-cell>
          <table:table-cell office:value-type="string" calcext:value-type="string">
            <text:p><text:a xlink:href="https://www.reichelt.de/jst-crimpkontakt-buchse-ph-jst-ph-ckb-p185071.html" xlink:type="simple">https://www.reichelt.de/jst-crimpkontakt-buchse-ph-jst-ph-ckb-p185071.html</text:a></text:p>
          </table:table-cell>
          <table:table-cell table:style-name="ce18" office:value-type="currency" office:currency="EUR" office:value="0.03" calcext:value-type="currency">
            <text:p>0,03 €</text:p>
          </table:table-cell>
          <table:table-cell table:formula="of:=[.B12]*[.J12]" office:value-type="currency" office:currency="EUR" office:value="0" calcext:value-type="currency">
            <text:p>0,00 €</text:p>
          </table:table-cell>
          <table:table-cell table:formula="of:=[.C12]*[.J12]" office:value-type="currency" office:currency="EUR" office:value="0" calcext:value-type="currency">
            <text:p>0,00 €</text:p>
          </table:table-cell>
          <table:table-cell table:formula="of:=[.D12]*[.J12]" office:value-type="currency" office:currency="EUR" office:value="0.06" calcext:value-type="currency">
            <text:p>0,06 €</text:p>
          </table:table-cell>
          <table:table-cell table:formula="of:=[.E12]*[.J12]" office:value-type="currency" office:currency="EUR" office:value="0.06" calcext:value-type="currency">
            <text:p>0,06 €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Rohrschelle Hydraulikrohr 42mm, Einzelrohrschelle</text:p>
          </table:table-cell>
          <table:table-cell table:style-name="ce43" office:value-type="string" calcext:value-type="string">
            <text:p>n.a.</text:p>
          </table:table-cell>
          <table:table-cell table:style-name="ce43" office:value-type="string" calcext:value-type="string">
            <text:p><text:a xlink:href="https://www.ebay.de/itm/202800309155" xlink:type="simple">https://www.ebay.de/itm/202800309155</text:a></text:p>
          </table:table-cell>
          <table:table-cell table:style-name="ce18" office:value-type="currency" office:currency="EUR" office:value="2.69" calcext:value-type="currency">
            <text:p>2,69 €</text:p>
          </table:table-cell>
          <table:table-cell table:formula="of:=[.B13]*[.J13]" office:value-type="currency" office:currency="EUR" office:value="0" calcext:value-type="currency">
            <text:p>0,00 €</text:p>
          </table:table-cell>
          <table:table-cell table:formula="of:=[.C13]*[.J13]" office:value-type="currency" office:currency="EUR" office:value="0" calcext:value-type="currency">
            <text:p>0,00 €</text:p>
          </table:table-cell>
          <table:table-cell table:formula="of:=[.D13]*[.J13]" office:value-type="currency" office:currency="EUR" office:value="2.69" calcext:value-type="currency">
            <text:p>2,69 €</text:p>
          </table:table-cell>
          <table:table-cell table:formula="of:=[.E13]*[.J13]" office:value-type="currency" office:currency="EUR" office:value="5.38" calcext:value-type="currency">
            <text:p>5,38 €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table:content-validation-name="val1"/>
          <table:table-cell table:number-columns-repeated="4"/>
          <table:table-cell table:formula="of:=[.B14]*[.J14]" office:value-type="currency" office:currency="EUR" office:value="0" calcext:value-type="currency">
            <text:p>0,00 €</text:p>
          </table:table-cell>
          <table:table-cell table:formula="of:=[.C14]*[.J14]" office:value-type="currency" office:currency="EUR" office:value="0" calcext:value-type="currency">
            <text:p>0,00 €</text:p>
          </table:table-cell>
          <table:table-cell table:formula="of:=[.D14]*[.J14]" office:value-type="currency" office:currency="EUR" office:value="0" calcext:value-type="currency">
            <text:p>0,00 €</text:p>
          </table:table-cell>
          <table:table-cell table:formula="of:=[.E14]*[.J14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table:content-validation-name="val1"/>
          <table:table-cell table:number-columns-repeated="4"/>
          <table:table-cell table:formula="of:=[.B15]*[.J15]" office:value-type="currency" office:currency="EUR" office:value="0" calcext:value-type="currency">
            <text:p>0,00 €</text:p>
          </table:table-cell>
          <table:table-cell table:formula="of:=[.C15]*[.J15]" office:value-type="currency" office:currency="EUR" office:value="0" calcext:value-type="currency">
            <text:p>0,00 €</text:p>
          </table:table-cell>
          <table:table-cell table:formula="of:=[.D15]*[.J15]" office:value-type="currency" office:currency="EUR" office:value="0" calcext:value-type="currency">
            <text:p>0,00 €</text:p>
          </table:table-cell>
          <table:table-cell table:formula="of:=[.E15]*[.J15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table:content-validation-name="val1"/>
          <table:table-cell table:number-columns-repeated="4"/>
          <table:table-cell table:formula="of:=[.B16]*[.J16]" office:value-type="currency" office:currency="EUR" office:value="0" calcext:value-type="currency">
            <text:p>0,00 €</text:p>
          </table:table-cell>
          <table:table-cell table:formula="of:=[.C16]*[.J16]" office:value-type="currency" office:currency="EUR" office:value="0" calcext:value-type="currency">
            <text:p>0,00 €</text:p>
          </table:table-cell>
          <table:table-cell table:formula="of:=[.D16]*[.J16]" office:value-type="currency" office:currency="EUR" office:value="0" calcext:value-type="currency">
            <text:p>0,00 €</text:p>
          </table:table-cell>
          <table:table-cell table:formula="of:=[.E16]*[.J16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table:content-validation-name="val1"/>
          <table:table-cell table:number-columns-repeated="4"/>
          <table:table-cell table:formula="of:=[.B17]*[.J17]" office:value-type="currency" office:currency="EUR" office:value="0" calcext:value-type="currency">
            <text:p>0,00 €</text:p>
          </table:table-cell>
          <table:table-cell table:formula="of:=[.C17]*[.J17]" office:value-type="currency" office:currency="EUR" office:value="0" calcext:value-type="currency">
            <text:p>0,00 €</text:p>
          </table:table-cell>
          <table:table-cell table:formula="of:=[.D17]*[.J17]" office:value-type="currency" office:currency="EUR" office:value="0" calcext:value-type="currency">
            <text:p>0,00 €</text:p>
          </table:table-cell>
          <table:table-cell table:formula="of:=[.E17]*[.J17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table:content-validation-name="val1"/>
          <table:table-cell table:number-columns-repeated="4"/>
          <table:table-cell table:formula="of:=[.B18]*[.J18]" office:value-type="currency" office:currency="EUR" office:value="0" calcext:value-type="currency">
            <text:p>0,00 €</text:p>
          </table:table-cell>
          <table:table-cell table:formula="of:=[.C18]*[.J18]" office:value-type="currency" office:currency="EUR" office:value="0" calcext:value-type="currency">
            <text:p>0,00 €</text:p>
          </table:table-cell>
          <table:table-cell table:formula="of:=[.D18]*[.J18]" office:value-type="currency" office:currency="EUR" office:value="0" calcext:value-type="currency">
            <text:p>0,00 €</text:p>
          </table:table-cell>
          <table:table-cell table:formula="of:=[.E18]*[.J18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table:content-validation-name="val1"/>
          <table:table-cell table:number-columns-repeated="4"/>
          <table:table-cell table:formula="of:=[.B19]*[.J19]" office:value-type="currency" office:currency="EUR" office:value="0" calcext:value-type="currency">
            <text:p>0,00 €</text:p>
          </table:table-cell>
          <table:table-cell table:formula="of:=[.C19]*[.J19]" office:value-type="currency" office:currency="EUR" office:value="0" calcext:value-type="currency">
            <text:p>0,00 €</text:p>
          </table:table-cell>
          <table:table-cell table:formula="of:=[.D19]*[.J19]" office:value-type="currency" office:currency="EUR" office:value="0" calcext:value-type="currency">
            <text:p>0,00 €</text:p>
          </table:table-cell>
          <table:table-cell table:formula="of:=[.E19]*[.J19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table:content-validation-name="val1"/>
          <table:table-cell table:number-columns-repeated="4"/>
          <table:table-cell table:formula="of:=[.B20]*[.J20]" office:value-type="currency" office:currency="EUR" office:value="0" calcext:value-type="currency">
            <text:p>0,00 €</text:p>
          </table:table-cell>
          <table:table-cell table:formula="of:=[.C20]*[.J20]" office:value-type="currency" office:currency="EUR" office:value="0" calcext:value-type="currency">
            <text:p>0,00 €</text:p>
          </table:table-cell>
          <table:table-cell table:formula="of:=[.D20]*[.J20]" office:value-type="currency" office:currency="EUR" office:value="0" calcext:value-type="currency">
            <text:p>0,00 €</text:p>
          </table:table-cell>
          <table:table-cell table:formula="of:=[.E20]*[.J20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table:content-validation-name="val1"/>
          <table:table-cell table:number-columns-repeated="4"/>
          <table:table-cell table:formula="of:=[.B21]*[.J21]" office:value-type="currency" office:currency="EUR" office:value="0" calcext:value-type="currency">
            <text:p>0,00 €</text:p>
          </table:table-cell>
          <table:table-cell table:formula="of:=[.C21]*[.J21]" office:value-type="currency" office:currency="EUR" office:value="0" calcext:value-type="currency">
            <text:p>0,00 €</text:p>
          </table:table-cell>
          <table:table-cell table:formula="of:=[.D21]*[.J21]" office:value-type="currency" office:currency="EUR" office:value="0" calcext:value-type="currency">
            <text:p>0,00 €</text:p>
          </table:table-cell>
          <table:table-cell table:formula="of:=[.E21]*[.J21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table:content-validation-name="val1"/>
          <table:table-cell table:number-columns-repeated="4"/>
          <table:table-cell table:formula="of:=[.B22]*[.J22]" office:value-type="currency" office:currency="EUR" office:value="0" calcext:value-type="currency">
            <text:p>0,00 €</text:p>
          </table:table-cell>
          <table:table-cell table:formula="of:=[.C22]*[.J22]" office:value-type="currency" office:currency="EUR" office:value="0" calcext:value-type="currency">
            <text:p>0,00 €</text:p>
          </table:table-cell>
          <table:table-cell table:formula="of:=[.D22]*[.J22]" office:value-type="currency" office:currency="EUR" office:value="0" calcext:value-type="currency">
            <text:p>0,00 €</text:p>
          </table:table-cell>
          <table:table-cell table:formula="of:=[.E22]*[.J22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table:content-validation-name="val1"/>
          <table:table-cell table:number-columns-repeated="4"/>
          <table:table-cell table:formula="of:=[.B23]*[.J23]" office:value-type="currency" office:currency="EUR" office:value="0" calcext:value-type="currency">
            <text:p>0,00 €</text:p>
          </table:table-cell>
          <table:table-cell table:formula="of:=[.C23]*[.J23]" office:value-type="currency" office:currency="EUR" office:value="0" calcext:value-type="currency">
            <text:p>0,00 €</text:p>
          </table:table-cell>
          <table:table-cell table:formula="of:=[.D23]*[.J23]" office:value-type="currency" office:currency="EUR" office:value="0" calcext:value-type="currency">
            <text:p>0,00 €</text:p>
          </table:table-cell>
          <table:table-cell table:formula="of:=[.E23]*[.J23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  <table:table-cell table:content-validation-name="val1"/>
          <table:table-cell table:number-columns-repeated="4"/>
          <table:table-cell table:formula="of:=[.B24]*[.J24]" office:value-type="currency" office:currency="EUR" office:value="0" calcext:value-type="currency">
            <text:p>0,00 €</text:p>
          </table:table-cell>
          <table:table-cell table:formula="of:=[.C24]*[.J24]" office:value-type="currency" office:currency="EUR" office:value="0" calcext:value-type="currency">
            <text:p>0,00 €</text:p>
          </table:table-cell>
          <table:table-cell table:formula="of:=[.D24]*[.J24]" office:value-type="currency" office:currency="EUR" office:value="0" calcext:value-type="currency">
            <text:p>0,00 €</text:p>
          </table:table-cell>
          <table:table-cell table:formula="of:=[.E24]*[.J24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  <table:table-cell table:content-validation-name="val1"/>
          <table:table-cell table:number-columns-repeated="4"/>
          <table:table-cell table:formula="of:=[.B25]*[.J25]" office:value-type="currency" office:currency="EUR" office:value="0" calcext:value-type="currency">
            <text:p>0,00 €</text:p>
          </table:table-cell>
          <table:table-cell table:formula="of:=[.C25]*[.J25]" office:value-type="currency" office:currency="EUR" office:value="0" calcext:value-type="currency">
            <text:p>0,00 €</text:p>
          </table:table-cell>
          <table:table-cell table:formula="of:=[.D25]*[.J25]" office:value-type="currency" office:currency="EUR" office:value="0" calcext:value-type="currency">
            <text:p>0,00 €</text:p>
          </table:table-cell>
          <table:table-cell table:formula="of:=[.E25]*[.J25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table:content-validation-name="val1"/>
          <table:table-cell table:number-columns-repeated="4"/>
          <table:table-cell table:formula="of:=[.B26]*[.J26]" office:value-type="currency" office:currency="EUR" office:value="0" calcext:value-type="currency">
            <text:p>0,00 €</text:p>
          </table:table-cell>
          <table:table-cell table:formula="of:=[.C26]*[.J26]" office:value-type="currency" office:currency="EUR" office:value="0" calcext:value-type="currency">
            <text:p>0,00 €</text:p>
          </table:table-cell>
          <table:table-cell table:formula="of:=[.D26]*[.J26]" office:value-type="currency" office:currency="EUR" office:value="0" calcext:value-type="currency">
            <text:p>0,00 €</text:p>
          </table:table-cell>
          <table:table-cell table:formula="of:=[.E26]*[.J26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Default" table:number-columns-repeated="9"/>
          <table:table-cell table:style-name="ce47" office:value-type="string" calcext:value-type="string">
            <text:p>Summe</text:p>
          </table:table-cell>
          <table:table-cell table:style-name="ce51" table:formula="of:=SUM([.K4:.K26])" office:value-type="currency" office:currency="EUR" office:value="12.11" calcext:value-type="currency">
            <text:p>12,11 €</text:p>
          </table:table-cell>
          <table:table-cell table:style-name="ce53" table:formula="of:=SUM([.L4:.L26])" office:value-type="currency" office:currency="EUR" office:value="12.11" calcext:value-type="currency">
            <text:p>12,11 €</text:p>
          </table:table-cell>
          <table:table-cell table:style-name="ce53" table:formula="of:=SUM([.M4:.M26])" office:value-type="currency" office:currency="EUR" office:value="53.08" calcext:value-type="currency">
            <text:p>53,08 €</text:p>
          </table:table-cell>
          <table:table-cell table:style-name="ce53" table:formula="of:=SUM([.N4:.N26])" office:value-type="currency" office:currency="EUR" office:value="55.77" calcext:value-type="currency">
            <text:p>55,77 €</text:p>
          </table:table-cell>
        </table:table-row>
      </table:table>
      <table:table table:name="Sensoren+Aktoren" table:style-name="ta1">
        <table:table-column table:style-name="co1" table:default-cell-style-name="ce4"/>
        <table:table-column table:style-name="co1" table:default-cell-style-name="ce8"/>
        <table:table-column table:style-name="co1" table:number-columns-repeated="2" table:default-cell-style-name="ce11"/>
        <table:table-column table:style-name="co1" table:default-cell-style-name="ce15"/>
        <table:table-column table:style-name="co1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3" table:default-cell-style-name="ce18"/>
        <table:table-column table:style-name="co1" table:number-columns-repeated="3" table:default-cell-style-name="ce20"/>
        <table:table-column table:style-name="co1" table:default-cell-style-name="ce24"/>
        <table:table-row table:style-name="ro1">
          <table:table-cell table:style-name="ce12" office:value-type="string" calcext:value-type="string" table:number-columns-spanned="1" table:number-rows-spanned="3">
            <text:p>Pos.</text:p>
          </table:table-cell>
          <table:table-cell table:style-name="ce29" office:value-type="string" calcext:value-type="string" table:number-columns-spanned="4" table:number-rows-spanned="1">
            <text:p>Menge</text:p>
          </table:table-cell>
          <table:covered-table-cell table:number-columns-repeated="2" table:style-name="ce70"/>
          <table:covered-table-cell table:style-name="ce75"/>
          <table:table-cell table:style-name="ce12" office:value-type="string" calcext:value-type="string" table:number-columns-spanned="1" table:number-rows-spanned="3">
            <text:p>Einheit</text:p>
          </table:table-cell>
          <table:table-cell table:style-name="ce12" office:value-type="string" calcext:value-type="string" table:number-columns-spanned="1" table:number-rows-spanned="3">
            <text:p>Teil</text:p>
          </table:table-cell>
          <table:table-cell table:style-name="ce12" office:value-type="string" calcext:value-type="string" table:number-columns-spanned="1" table:number-rows-spanned="3">
            <text:p>Bestellnummer</text:p>
          </table:table-cell>
          <table:table-cell table:style-name="ce12" office:value-type="string" calcext:value-type="string" table:number-columns-spanned="1" table:number-rows-spanned="3">
            <text:p>Link</text:p>
          </table:table-cell>
          <table:table-cell table:style-name="ce12" office:value-type="string" calcext:value-type="string" table:number-columns-spanned="1" table:number-rows-spanned="3">
            <text:p>Preis/Einheit</text:p>
          </table:table-cell>
          <table:table-cell table:style-name="ce74" office:value-type="string" calcext:value-type="string" table:number-columns-spanned="4" table:number-rows-spanned="1">
            <text:p>Preis</text:p>
          </table:table-cell>
          <table:covered-table-cell table:number-columns-repeated="2" table:style-name="ce70"/>
          <table:covered-table-cell table:style-name="ce75"/>
        </table:table-row>
        <table:table-row table:style-name="ro1">
          <table:covered-table-cell table:style-name="ce25"/>
          <table:table-cell table:style-name="ce30" office:value-type="string" calcext:value-type="string" table:number-columns-spanned="2" table:number-rows-spanned="1">
            <text:p>Indoor</text:p>
          </table:table-cell>
          <table:covered-table-cell table:style-name="ce70"/>
          <table:table-cell table:style-name="ce74" office:value-type="string" calcext:value-type="string" table:number-columns-spanned="2" table:number-rows-spanned="1">
            <text:p>Outdoor</text:p>
          </table:table-cell>
          <table:covered-table-cell table:style-name="ce75"/>
          <table:covered-table-cell table:number-columns-repeated="3" table:style-name="ce25"/>
          <table:covered-table-cell table:style-name="ce44"/>
          <table:covered-table-cell table:style-name="ce25"/>
          <table:table-cell table:style-name="ce85" office:value-type="string" calcext:value-type="string" table:number-columns-spanned="2" table:number-rows-spanned="1">
            <text:p>Indoor</text:p>
          </table:table-cell>
          <table:covered-table-cell table:style-name="ce89"/>
          <table:table-cell table:style-name="ce91" office:value-type="string" calcext:value-type="string" table:number-columns-spanned="2" table:number-rows-spanned="1">
            <text:p>Outdoor</text:p>
          </table:table-cell>
          <table:covered-table-cell table:style-name="ce92"/>
        </table:table-row>
        <table:table-row table:style-name="ro1">
          <table:covered-table-cell table:style-name="ce26"/>
          <table:table-cell table:style-name="ce31" office:value-type="string" calcext:value-type="string">
            <text:p>min</text:p>
          </table:table-cell>
          <table:table-cell table:style-name="ce71" office:value-type="string" calcext:value-type="string">
            <text:p>max</text:p>
          </table:table-cell>
          <table:table-cell table:style-name="ce71" office:value-type="string" calcext:value-type="string">
            <text:p>min</text:p>
          </table:table-cell>
          <table:table-cell table:style-name="ce76" office:value-type="string" calcext:value-type="string">
            <text:p>max</text:p>
          </table:table-cell>
          <table:covered-table-cell table:number-columns-repeated="3" table:style-name="ce26"/>
          <table:covered-table-cell table:style-name="ce45"/>
          <table:covered-table-cell table:style-name="ce26"/>
          <table:table-cell table:style-name="ce71" office:value-type="string" calcext:value-type="string">
            <text:p>min</text:p>
          </table:table-cell>
          <table:table-cell table:style-name="ce71" office:value-type="string" calcext:value-type="string">
            <text:p>max</text:p>
          </table:table-cell>
          <table:table-cell table:style-name="ce71" office:value-type="string" calcext:value-type="string">
            <text:p>min</text:p>
          </table:table-cell>
          <table:table-cell table:style-name="ce76" office:value-type="string" calcext:value-type="string">
            <text:p>max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XKC-Y25-NPN Füllstandssensor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<text:a xlink:href="https://smile.amazon.de/dp/B07DFLPQWP" xlink:type="simple">https://smile.amazon.de/dp/B07DFLPQWP</text:a></text:p>
          </table:table-cell>
          <table:table-cell office:value-type="currency" office:currency="EUR" office:value="5.89" calcext:value-type="currency">
            <text:p>5,89 €</text:p>
          </table:table-cell>
          <table:table-cell table:formula="of:=[.B4]*[.J4]" office:value-type="currency" office:currency="EUR" office:value="11.78" calcext:value-type="currency">
            <text:p>11,78 €</text:p>
          </table:table-cell>
          <table:table-cell table:formula="of:=[.C4]*[.J4]" office:value-type="currency" office:currency="EUR" office:value="11.78" calcext:value-type="currency">
            <text:p>11,78 €</text:p>
          </table:table-cell>
          <table:table-cell table:formula="of:=[.D4]*[.J4]" office:value-type="currency" office:currency="EUR" office:value="11.78" calcext:value-type="currency">
            <text:p>11,78 €</text:p>
          </table:table-cell>
          <table:table-cell table:formula="of:=[.E4]*[.J4]" office:value-type="currency" office:currency="EUR" office:value="11.78" calcext:value-type="currency">
            <text:p>11,78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Tauchpumpe 12V Giant Electric Tech Inc. AD20P-1230C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<text:a xlink:href="https://smile.amazon.de/dp/B08594GR9M" xlink:type="simple">https://smile.amazon.de/dp/B08594GR9M</text:a></text:p>
          </table:table-cell>
          <table:table-cell office:value-type="currency" office:currency="EUR" office:value="13.49" calcext:value-type="currency">
            <text:p>13,49 €</text:p>
          </table:table-cell>
          <table:table-cell table:formula="of:=[.B5]*[.J5]" office:value-type="currency" office:currency="EUR" office:value="13.49" calcext:value-type="currency">
            <text:p>13,49 €</text:p>
          </table:table-cell>
          <table:table-cell table:formula="of:=[.C5]*[.J5]" office:value-type="currency" office:currency="EUR" office:value="26.98" calcext:value-type="currency">
            <text:p>26,98 €</text:p>
          </table:table-cell>
          <table:table-cell table:formula="of:=[.D5]*[.J5]" office:value-type="currency" office:currency="EUR" office:value="0" calcext:value-type="currency">
            <text:p>0,00 €</text:p>
          </table:table-cell>
          <table:table-cell table:formula="of:=[.E5]*[.J5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/>
          <table:table-cell table:content-validation-name="val1" office:value-type="string" calcext:value-type="string">
            <text:p>Stk</text:p>
          </table:table-cell>
          <table:table-cell table:style-name="ce63" office:value-type="string" calcext:value-type="string">
            <text:p>Tauchpumpe 5V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<text:a xlink:href="https://smile.amazon.de/dp/B07N1F14FX" xlink:type="simple">https://smile.amazon.de/dp/B07N1F14FX</text:a></text:p>
          </table:table-cell>
          <table:table-cell office:value-type="currency" office:currency="EUR" office:value="9.99" calcext:value-type="currency">
            <text:p>9,99 €</text:p>
          </table:table-cell>
          <table:table-cell table:formula="of:=[.B6]*[.J6]" office:value-type="currency" office:currency="EUR" office:value="0" calcext:value-type="currency">
            <text:p>0,00 €</text:p>
          </table:table-cell>
          <table:table-cell table:formula="of:=[.C6]*[.J6]" office:value-type="currency" office:currency="EUR" office:value="0" calcext:value-type="currency">
            <text:p>0,00 €</text:p>
          </table:table-cell>
          <table:table-cell table:formula="of:=[.D6]*[.J6]" office:value-type="currency" office:currency="EUR" office:value="0" calcext:value-type="currency">
            <text:p>0,00 €</text:p>
          </table:table-cell>
          <table:table-cell table:formula="of:=[.E6]*[.J6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Tauchpumpe 5V Decdeal 4.8W USB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<text:a xlink:href="https://smile.amazon.de/gp/product/B07B4W9YHP" xlink:type="simple">https://smile.amazon.de/gp/product/B07B4W9YHP</text:a>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Entwicklerboards - Feuchtesensor (Bodenfeuchte)</text:p>
          </table:table-cell>
          <table:table-cell office:value-type="string" calcext:value-type="string">
            <text:p>DEBO CAP SENS</text:p>
          </table:table-cell>
          <table:table-cell office:value-type="string" calcext:value-type="string">
            <text:p><text:a xlink:href="https://www.reichelt.de/entwicklerboards-feuchtesensor-bodenfeuchte--debo-cap-sens-p223620.html" xlink:type="simple">https://www.reichelt.de/entwicklerboards-feuchtesensor-bodenfeuchte--debo-cap-sens-p223620.html</text:a></text:p>
          </table:table-cell>
          <table:table-cell office:value-type="currency" office:currency="EUR" office:value="2.71" calcext:value-type="currency">
            <text:p>2,71 €</text:p>
          </table:table-cell>
          <table:table-cell table:formula="of:=[.B8]*[.J8]" office:value-type="currency" office:currency="EUR" office:value="2.71" calcext:value-type="currency">
            <text:p>2,71 €</text:p>
          </table:table-cell>
          <table:table-cell table:formula="of:=[.C8]*[.J8]" office:value-type="currency" office:currency="EUR" office:value="10.84" calcext:value-type="currency">
            <text:p>10,84 €</text:p>
          </table:table-cell>
          <table:table-cell table:formula="of:=[.D8]*[.J8]" office:value-type="currency" office:currency="EUR" office:value="0" calcext:value-type="currency">
            <text:p>0,00 €</text:p>
          </table:table-cell>
          <table:table-cell table:formula="of:=[.E8]*[.J8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Schalengehäuse, Hammond Serie 1551, 35 x 50 x 15 mm, schwarz</text:p>
          </table:table-cell>
          <table:table-cell office:value-type="string" calcext:value-type="string">
            <text:p>1551FBK</text:p>
          </table:table-cell>
          <table:table-cell office:value-type="string" calcext:value-type="string">
            <text:p><text:a xlink:href="https://www.reichelt.de/schalengehaeuse-serie-1551-35-x-50-x-15-mm-schwarz-1551fbk-p221225.html" xlink:type="simple">https://www.reichelt.de/schalengehaeuse-serie-1551-35-x-50-x-15-mm-schwarz-1551fbk-p221225.html</text:a></text:p>
          </table:table-cell>
          <table:table-cell office:value-type="currency" office:currency="EUR" office:value="1.35" calcext:value-type="currency">
            <text:p>1,35 €</text:p>
          </table:table-cell>
          <table:table-cell table:formula="of:=[.B9]*[.J9]" office:value-type="currency" office:currency="EUR" office:value="1.35" calcext:value-type="currency">
            <text:p>1,35 €</text:p>
          </table:table-cell>
          <table:table-cell table:formula="of:=[.C9]*[.J9]" office:value-type="currency" office:currency="EUR" office:value="5.4" calcext:value-type="currency">
            <text:p>5,40 €</text:p>
          </table:table-cell>
          <table:table-cell table:formula="of:=[.D9]*[.J9]" office:value-type="currency" office:currency="EUR" office:value="0" calcext:value-type="currency">
            <text:p>0,00 €</text:p>
          </table:table-cell>
          <table:table-cell table:formula="of:=[.E9]*[.J9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Lumberg KV 50/6 (Pumpe)</text:p>
          </table:table-cell>
          <table:table-cell table:style-name="ce43" office:value-type="string" calcext:value-type="string">
            <text:p>LUM KV 50-6</text:p>
          </table:table-cell>
          <table:table-cell office:value-type="string" calcext:value-type="string">
            <text:p><text:a xlink:href="https://www.reichelt.de/kupplung-kv-50-6-rundsteckv-gerade-ip40-5-polig-lang-lum-kv-50-6-p175237.html" xlink:type="simple">https://www.reichelt.de/kupplung-kv-50-6-rundsteckv-gerade-ip40-5-polig-lang-lum-kv-50-6-p175237.html</text:a></text:p>
          </table:table-cell>
          <table:table-cell office:value-type="currency" office:currency="EUR" office:value="4.8" calcext:value-type="currency">
            <text:p>4,80 €</text:p>
          </table:table-cell>
          <table:table-cell table:formula="of:=[.B10]*[.J10]" office:value-type="currency" office:currency="EUR" office:value="4.8" calcext:value-type="currency">
            <text:p>4,80 €</text:p>
          </table:table-cell>
          <table:table-cell table:formula="of:=[.C10]*[.J10]" office:value-type="currency" office:currency="EUR" office:value="4.8" calcext:value-type="currency">
            <text:p>4,80 €</text:p>
          </table:table-cell>
          <table:table-cell table:formula="of:=[.D10]*[.J10]" office:value-type="currency" office:currency="EUR" office:value="0" calcext:value-type="currency">
            <text:p>0,00 €</text:p>
          </table:table-cell>
          <table:table-cell table:formula="of:=[.E10]*[.J10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Lumberg Quicklock Gr. 12 Stecker 2pol. (Pumpe)</text:p>
          </table:table-cell>
          <table:table-cell table:style-name="ce43" office:value-type="string" calcext:value-type="string">
            <text:p>LUM 0250-02</text:p>
          </table:table-cell>
          <table:table-cell office:value-type="string" calcext:value-type="string">
            <text:p><text:a xlink:href="https://www.reichelt.de/quicklock-stecker-groesse-12-2-pol-lum-0250-02-p239473.html" xlink:type="simple">https://www.reichelt.de/quicklock-stecker-groesse-12-2-pol-lum-0250-02-p239473.html</text:a></text:p>
          </table:table-cell>
          <table:table-cell office:value-type="currency" office:currency="EUR" office:value="4.8" calcext:value-type="currency">
            <text:p>4,80 €</text:p>
          </table:table-cell>
          <table:table-cell table:formula="of:=[.B11]*[.J11]" office:value-type="currency" office:currency="EUR" office:value="0" calcext:value-type="currency">
            <text:p>0,00 €</text:p>
          </table:table-cell>
          <table:table-cell table:formula="of:=[.C11]*[.J11]" office:value-type="currency" office:currency="EUR" office:value="0" calcext:value-type="currency">
            <text:p>0,00 €</text:p>
          </table:table-cell>
          <table:table-cell table:formula="of:=[.D11]*[.J11]" office:value-type="currency" office:currency="EUR" office:value="4.8" calcext:value-type="currency">
            <text:p>4,80 €</text:p>
          </table:table-cell>
          <table:table-cell table:formula="of:=[.E11]*[.J11]" office:value-type="currency" office:currency="EUR" office:value="9.6" calcext:value-type="currency">
            <text:p>9,60 €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Lumberg SV 30 (Bodenfeuchtesensor)</text:p>
          </table:table-cell>
          <table:table-cell office:value-type="string" calcext:value-type="string">
            <text:p>LUM SV 30</text:p>
          </table:table-cell>
          <table:table-cell office:value-type="string" calcext:value-type="string">
            <text:p><text:a xlink:href="https://www.reichelt.de/stecker-sv-30-rundsteckverbinder-gerade-ip40-3-pol-lum-sv-30-p132829.html" xlink:type="simple">https://www.reichelt.de/stecker-sv-30-rundsteckverbinder-gerade-ip40-3-pol-lum-sv-30-p132829.html</text:a></text:p>
          </table:table-cell>
          <table:table-cell office:value-type="currency" office:currency="EUR" office:value="4.25" calcext:value-type="currency">
            <text:p>4,25 €</text:p>
          </table:table-cell>
          <table:table-cell table:formula="of:=[.B12]*[.J12]" office:value-type="currency" office:currency="EUR" office:value="4.25" calcext:value-type="currency">
            <text:p>4,25 €</text:p>
          </table:table-cell>
          <table:table-cell table:formula="of:=[.C12]*[.J12]" office:value-type="currency" office:currency="EUR" office:value="17" calcext:value-type="currency">
            <text:p>17,00 €</text:p>
          </table:table-cell>
          <table:table-cell table:formula="of:=[.D12]*[.J12]" office:value-type="currency" office:currency="EUR" office:value="0" calcext:value-type="currency">
            <text:p>0,00 €</text:p>
          </table:table-cell>
          <table:table-cell table:formula="of:=[.E12]*[.J12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Lumberg SV 50 (Füllstandssensor)</text:p>
          </table:table-cell>
          <table:table-cell office:value-type="string" calcext:value-type="string">
            <text:p>LUM SV 50</text:p>
          </table:table-cell>
          <table:table-cell office:value-type="string" calcext:value-type="string">
            <text:p><text:a xlink:href="https://www.reichelt.de/stecker-sv-50-rundsteckverbinder-gerade-ip40-5-pol-180--lum-sv-50-p248561.html" xlink:type="simple">https://www.reichelt.de/stecker-sv-50-rundsteckverbinder-gerade-ip40-5-pol-180--lum-sv-50-p248561.html</text:a></text:p>
          </table:table-cell>
          <table:table-cell office:value-type="currency" office:currency="EUR" office:value="4.15" calcext:value-type="currency">
            <text:p>4,15 €</text:p>
          </table:table-cell>
          <table:table-cell table:formula="of:=[.B13]*[.J13]" office:value-type="currency" office:currency="EUR" office:value="4.15" calcext:value-type="currency">
            <text:p>4,15 €</text:p>
          </table:table-cell>
          <table:table-cell table:formula="of:=[.C13]*[.J13]" office:value-type="currency" office:currency="EUR" office:value="4.15" calcext:value-type="currency">
            <text:p>4,15 €</text:p>
          </table:table-cell>
          <table:table-cell table:formula="of:=[.D13]*[.J13]" office:value-type="currency" office:currency="EUR" office:value="0" calcext:value-type="currency">
            <text:p>0,00 €</text:p>
          </table:table-cell>
          <table:table-cell table:formula="of:=[.E13]*[.J13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<text:span text:style-name="T1">Lumberg Quicklock Gr. 12 Stecker 4pol. </text:span>(Füllstandssensor)</text:p>
          </table:table-cell>
          <table:table-cell table:style-name="ce43" office:value-type="string" calcext:value-type="string">
            <text:p>LUM 0250-04</text:p>
          </table:table-cell>
          <table:table-cell table:style-name="ce43" office:value-type="string" calcext:value-type="string">
            <text:p><text:a xlink:href="https://www.reichelt.de/quicklock-stecker-groesse-12-4-pol-lum-0250-04-p239475.html" xlink:type="simple">https://www.reichelt.de/quicklock-stecker-groesse-12-4-pol-lum-0250-04-p239475.html</text:a></text:p>
          </table:table-cell>
          <table:table-cell office:value-type="currency" office:currency="EUR" office:value="5.55" calcext:value-type="currency">
            <text:p>5,55 €</text:p>
          </table:table-cell>
          <table:table-cell table:formula="of:=[.B14]*[.J14]" office:value-type="currency" office:currency="EUR" office:value="0" calcext:value-type="currency">
            <text:p>0,00 €</text:p>
          </table:table-cell>
          <table:table-cell table:formula="of:=[.C14]*[.J14]" office:value-type="currency" office:currency="EUR" office:value="0" calcext:value-type="currency">
            <text:p>0,00 €</text:p>
          </table:table-cell>
          <table:table-cell table:formula="of:=[.D14]*[.J14]" office:value-type="currency" office:currency="EUR" office:value="11.1" calcext:value-type="currency">
            <text:p>11,10 €</text:p>
          </table:table-cell>
          <table:table-cell table:formula="of:=[.E14]*[.J14]" office:value-type="currency" office:currency="EUR" office:value="11.1" calcext:value-type="currency">
            <text:p>11,10 €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Schutzhülle für Außensensoren </text:p>
          </table:table-cell>
          <table:table-cell table:style-name="ce43" office:value-type="float" office:value="2018175" calcext:value-type="float">
            <text:p>2018175</text:p>
          </table:table-cell>
          <table:table-cell office:value-type="string" calcext:value-type="string">
            <text:p><text:a xlink:href="https://shop.watterott.com/Schutzhuelle-fuer-Aussensensoren" xlink:type="simple">https://shop.watterott.com/Schutzhuelle-fuer-Aussensensoren</text:a>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B15]*[.J15]" office:value-type="currency" office:currency="EUR" office:value="0" calcext:value-type="currency">
            <text:p>0,00 €</text:p>
          </table:table-cell>
          <table:table-cell table:formula="of:=[.C15]*[.J15]" office:value-type="currency" office:currency="EUR" office:value="0" calcext:value-type="currency">
            <text:p>0,00 €</text:p>
          </table:table-cell>
          <table:table-cell table:formula="of:=[.D15]*[.J15]" office:value-type="currency" office:currency="EUR" office:value="0" calcext:value-type="currency">
            <text:p>0,00 €</text:p>
          </table:table-cell>
          <table:table-cell table:formula="of:=[.E15]*[.J15]" office:value-type="currency" office:currency="EUR" office:value="10" calcext:value-type="currency">
            <text:p>10,00 €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Entwicklerboards - Temperatur-, Feuchtigkeits- und Drucksensor</text:p>
          </table:table-cell>
          <table:table-cell office:value-type="string" calcext:value-type="string">
            <text:p>DEBO BME280</text:p>
          </table:table-cell>
          <table:table-cell office:value-type="string" calcext:value-type="string">
            <text:p><text:a xlink:href="https://www.reichelt.de/entwicklerboards-temperatur-feuchtigkeits-und-drucksensor--debo-bme280-p253982.html" xlink:type="simple">https://www.reichelt.de/entwicklerboards-temperatur-feuchtigkeits-und-drucksensor--debo-bme280-p253982.html</text:a></text:p>
          </table:table-cell>
          <table:table-cell office:value-type="currency" office:currency="EUR" office:value="5.45" calcext:value-type="currency">
            <text:p>5,45 €</text:p>
          </table:table-cell>
          <table:table-cell table:formula="of:=[.B16]*[.J16]" office:value-type="currency" office:currency="EUR" office:value="0" calcext:value-type="currency">
            <text:p>0,00 €</text:p>
          </table:table-cell>
          <table:table-cell table:formula="of:=[.C16]*[.J16]" office:value-type="currency" office:currency="EUR" office:value="0" calcext:value-type="currency">
            <text:p>0,00 €</text:p>
          </table:table-cell>
          <table:table-cell table:formula="of:=[.D16]*[.J16]" office:value-type="currency" office:currency="EUR" office:value="0" calcext:value-type="currency">
            <text:p>0,00 €</text:p>
          </table:table-cell>
          <table:table-cell table:formula="of:=[.E16]*[.J16]" office:value-type="currency" office:currency="EUR" office:value="5.45" calcext:value-type="currency">
            <text:p>5,45 €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<text:span text:style-name="T1">Lumberg Quicklock Gr. 12 Stecker 6pol. </text:span>(Wettersensor)</text:p>
          </table:table-cell>
          <table:table-cell table:style-name="ce43" office:value-type="string" calcext:value-type="string">
            <text:p>LUM 0250-06</text:p>
          </table:table-cell>
          <table:table-cell office:value-type="string" calcext:value-type="string">
            <text:p><text:a xlink:href="https://www.reichelt.de/quicklock-stecker-groesse-12-6-pol-lum-0250-06-p239477.html" xlink:type="simple">https://www.reichelt.de/quicklock-stecker-groesse-12-6-pol-lum-0250-06-p239477.html</text:a></text:p>
          </table:table-cell>
          <table:table-cell office:value-type="currency" office:currency="EUR" office:value="6.14" calcext:value-type="currency">
            <text:p>6,14 €</text:p>
          </table:table-cell>
          <table:table-cell table:formula="of:=[.B17]*[.J17]" office:value-type="currency" office:currency="EUR" office:value="0" calcext:value-type="currency">
            <text:p>0,00 €</text:p>
          </table:table-cell>
          <table:table-cell table:formula="of:=[.C17]*[.J17]" office:value-type="currency" office:currency="EUR" office:value="0" calcext:value-type="currency">
            <text:p>0,00 €</text:p>
          </table:table-cell>
          <table:table-cell table:formula="of:=[.D17]*[.J17]" office:value-type="currency" office:currency="EUR" office:value="0" calcext:value-type="currency">
            <text:p>0,00 €</text:p>
          </table:table-cell>
          <table:table-cell table:formula="of:=[.E17]*[.J17]" office:value-type="currency" office:currency="EUR" office:value="6.14" calcext:value-type="currency">
            <text:p>6,14 €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DS 18B20 Digital Thermometer, 1-wire +/- 0,5°C, TO-92</text:p>
          </table:table-cell>
          <table:table-cell office:value-type="string" calcext:value-type="string">
            <text:p>DS 18B20</text:p>
          </table:table-cell>
          <table:table-cell office:value-type="string" calcext:value-type="string">
            <text:p><text:a xlink:href="https://www.reichelt.de/digital-thermometer-1-wire--0-5-c-to-92-ds-18b20-p58169.html" xlink:type="simple">https://www.reichelt.de/digital-thermometer-1-wire--0-5-c-to-92-ds-18b20-p58169.html</text:a></text:p>
          </table:table-cell>
          <table:table-cell office:value-type="currency" office:currency="EUR" office:value="2.9" calcext:value-type="currency">
            <text:p>2,90 €</text:p>
          </table:table-cell>
          <table:table-cell table:formula="of:=[.B18]*[.J18]" office:value-type="currency" office:currency="EUR" office:value="0" calcext:value-type="currency">
            <text:p>0,00 €</text:p>
          </table:table-cell>
          <table:table-cell table:formula="of:=[.C18]*[.J18]" office:value-type="currency" office:currency="EUR" office:value="2.9" calcext:value-type="currency">
            <text:p>2,90 €</text:p>
          </table:table-cell>
          <table:table-cell table:formula="of:=[.D18]*[.J18]" office:value-type="currency" office:currency="EUR" office:value="0" calcext:value-type="currency">
            <text:p>0,00 €</text:p>
          </table:table-cell>
          <table:table-cell table:formula="of:=[.E18]*[.J18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table:content-validation-name="val1" office:value-type="string" calcext:value-type="string">
            <text:p>Stk</text:p>
          </table:table-cell>
          <table:table-cell table:style-name="ce64" office:value-type="string" calcext:value-type="string">
            <text:p>5m Nylon USB C Kabel, USB 2.0, schwarz, USB A auf USB Typ C Ladekabel</text:p>
          </table:table-cell>
          <table:table-cell table:style-name="ce43" office:value-type="string" calcext:value-type="string">
            <text:p>n.a.</text:p>
          </table:table-cell>
          <table:table-cell office:value-type="string" calcext:value-type="string">
            <text:p><text:a xlink:href="https://smile.amazon.de/gp/product/B085CG6HLF" xlink:type="simple">https://smile.amazon.de/gp/product/B085CG6HLF</text:a></text:p>
          </table:table-cell>
          <table:table-cell office:value-type="currency" office:currency="EUR" office:value="11.99" calcext:value-type="currency">
            <text:p>11,99 €</text:p>
          </table:table-cell>
          <table:table-cell table:formula="of:=[.B19]*[.J19]" office:value-type="currency" office:currency="EUR" office:value="0" calcext:value-type="currency">
            <text:p>0,00 €</text:p>
          </table:table-cell>
          <table:table-cell table:formula="of:=[.C19]*[.J19]" office:value-type="currency" office:currency="EUR" office:value="0" calcext:value-type="currency">
            <text:p>0,00 €</text:p>
          </table:table-cell>
          <table:table-cell table:formula="of:=[.D19]*[.J19]" office:value-type="currency" office:currency="EUR" office:value="0" calcext:value-type="currency">
            <text:p>0,00 €</text:p>
          </table:table-cell>
          <table:table-cell table:formula="of:=[.E19]*[.J19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<text:span text:style-name="T1">Pöppelmann Kapsto GPN 215 ML 17x20 </text:span>(Schutzkappe für LUM 0250-x)</text:p>
          </table:table-cell>
          <table:table-cell office:value-type="string" calcext:value-type="string">
            <text:p>GPN 215 ML 17x20</text:p>
          </table:table-cell>
          <table:table-cell table:number-columns-repeated="2"/>
          <table:table-cell table:formula="of:=[.B20]*[.J20]" office:value-type="currency" office:currency="EUR" office:value="0" calcext:value-type="currency">
            <text:p>0,00 €</text:p>
          </table:table-cell>
          <table:table-cell table:formula="of:=[.C20]*[.J20]" office:value-type="currency" office:currency="EUR" office:value="0" calcext:value-type="currency">
            <text:p>0,00 €</text:p>
          </table:table-cell>
          <table:table-cell table:formula="of:=[.D20]*[.J20]" office:value-type="currency" office:currency="EUR" office:value="0" calcext:value-type="currency">
            <text:p>0,00 €</text:p>
          </table:table-cell>
          <table:table-cell table:formula="of:=[.E20]*[.J20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2er-Set 4in1-Pflanzensensoren mit Bluetooth und App-Kontrolle</text:p>
          </table:table-cell>
          <table:table-cell office:value-type="string" calcext:value-type="string">
            <text:p>NC9594</text:p>
          </table:table-cell>
          <table:table-cell office:value-type="string" calcext:value-type="string">
            <text:p><text:a xlink:href="https://www.pearl.de/a-NC9594-3506.shtml" xlink:type="simple">https://www.pearl.de/a-NC9594-3506.shtml</text:a></text:p>
          </table:table-cell>
          <table:table-cell office:value-type="currency" office:currency="EUR" office:value="43.99" calcext:value-type="currency">
            <text:p>43,99 €</text:p>
          </table:table-cell>
          <table:table-cell table:formula="of:=[.B21]*[.J21]" office:value-type="currency" office:currency="EUR" office:value="0" calcext:value-type="currency">
            <text:p>0,00 €</text:p>
          </table:table-cell>
          <table:table-cell table:formula="of:=[.C21]*[.J21]" office:value-type="currency" office:currency="EUR" office:value="0" calcext:value-type="currency">
            <text:p>0,00 €</text:p>
          </table:table-cell>
          <table:table-cell table:formula="of:=[.D21]*[.J21]" office:value-type="currency" office:currency="EUR" office:value="43.99" calcext:value-type="currency">
            <text:p>43,99 €</text:p>
          </table:table-cell>
          <table:table-cell table:formula="of:=[.E21]*[.J21]" office:value-type="currency" office:currency="EUR" office:value="87.98" calcext:value-type="currency">
            <text:p>87,98 €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table:content-validation-name="val1"/>
          <table:table-cell table:number-columns-repeated="4"/>
          <table:table-cell table:formula="of:=[.B22]*[.J22]" office:value-type="currency" office:currency="EUR" office:value="0" calcext:value-type="currency">
            <text:p>0,00 €</text:p>
          </table:table-cell>
          <table:table-cell table:formula="of:=[.C22]*[.J22]" office:value-type="currency" office:currency="EUR" office:value="0" calcext:value-type="currency">
            <text:p>0,00 €</text:p>
          </table:table-cell>
          <table:table-cell table:formula="of:=[.D22]*[.J22]" office:value-type="currency" office:currency="EUR" office:value="0" calcext:value-type="currency">
            <text:p>0,00 €</text:p>
          </table:table-cell>
          <table:table-cell table:formula="of:=[.E22]*[.J22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table:content-validation-name="val1"/>
          <table:table-cell table:number-columns-repeated="4"/>
          <table:table-cell table:formula="of:=[.B23]*[.J23]" office:value-type="currency" office:currency="EUR" office:value="0" calcext:value-type="currency">
            <text:p>0,00 €</text:p>
          </table:table-cell>
          <table:table-cell table:formula="of:=[.C23]*[.J23]" office:value-type="currency" office:currency="EUR" office:value="0" calcext:value-type="currency">
            <text:p>0,00 €</text:p>
          </table:table-cell>
          <table:table-cell table:formula="of:=[.D23]*[.J23]" office:value-type="currency" office:currency="EUR" office:value="0" calcext:value-type="currency">
            <text:p>0,00 €</text:p>
          </table:table-cell>
          <table:table-cell table:formula="of:=[.E23]*[.J23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table:content-validation-name="val1"/>
          <table:table-cell table:number-columns-repeated="4"/>
          <table:table-cell table:formula="of:=[.B24]*[.J24]" office:value-type="currency" office:currency="EUR" office:value="0" calcext:value-type="currency">
            <text:p>0,00 €</text:p>
          </table:table-cell>
          <table:table-cell table:formula="of:=[.C24]*[.J24]" office:value-type="currency" office:currency="EUR" office:value="0" calcext:value-type="currency">
            <text:p>0,00 €</text:p>
          </table:table-cell>
          <table:table-cell table:formula="of:=[.D24]*[.J24]" office:value-type="currency" office:currency="EUR" office:value="0" calcext:value-type="currency">
            <text:p>0,00 €</text:p>
          </table:table-cell>
          <table:table-cell table:formula="of:=[.E24]*[.J24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  <table:table-cell table:content-validation-name="val1"/>
          <table:table-cell table:number-columns-repeated="4"/>
          <table:table-cell table:formula="of:=[.B25]*[.J25]" office:value-type="currency" office:currency="EUR" office:value="0" calcext:value-type="currency">
            <text:p>0,00 €</text:p>
          </table:table-cell>
          <table:table-cell table:formula="of:=[.C25]*[.J25]" office:value-type="currency" office:currency="EUR" office:value="0" calcext:value-type="currency">
            <text:p>0,00 €</text:p>
          </table:table-cell>
          <table:table-cell table:formula="of:=[.D25]*[.J25]" office:value-type="currency" office:currency="EUR" office:value="0" calcext:value-type="currency">
            <text:p>0,00 €</text:p>
          </table:table-cell>
          <table:table-cell table:formula="of:=[.E25]*[.J25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  <table:table-cell table:content-validation-name="val1"/>
          <table:table-cell table:number-columns-repeated="4"/>
          <table:table-cell table:formula="of:=[.B26]*[.J26]" office:value-type="currency" office:currency="EUR" office:value="0" calcext:value-type="currency">
            <text:p>0,00 €</text:p>
          </table:table-cell>
          <table:table-cell table:formula="of:=[.C26]*[.J26]" office:value-type="currency" office:currency="EUR" office:value="0" calcext:value-type="currency">
            <text:p>0,00 €</text:p>
          </table:table-cell>
          <table:table-cell table:formula="of:=[.D26]*[.J26]" office:value-type="currency" office:currency="EUR" office:value="0" calcext:value-type="currency">
            <text:p>0,00 €</text:p>
          </table:table-cell>
          <table:table-cell table:formula="of:=[.E26]*[.J26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table:content-validation-name="val1"/>
          <table:table-cell table:number-columns-repeated="4"/>
          <table:table-cell table:formula="of:=[.B27]*[.J27]" office:value-type="currency" office:currency="EUR" office:value="0" calcext:value-type="currency">
            <text:p>0,00 €</text:p>
          </table:table-cell>
          <table:table-cell table:formula="of:=[.C27]*[.J27]" office:value-type="currency" office:currency="EUR" office:value="0" calcext:value-type="currency">
            <text:p>0,00 €</text:p>
          </table:table-cell>
          <table:table-cell table:formula="of:=[.D27]*[.J27]" office:value-type="currency" office:currency="EUR" office:value="0" calcext:value-type="currency">
            <text:p>0,00 €</text:p>
          </table:table-cell>
          <table:table-cell table:formula="of:=[.E27]*[.J27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Default" table:number-columns-repeated="9"/>
          <table:table-cell table:style-name="ce47" office:value-type="string" calcext:value-type="string">
            <text:p>Summe</text:p>
          </table:table-cell>
          <table:table-cell table:style-name="ce51" table:formula="of:=SUM([.K4:.K27])" office:value-type="currency" office:currency="EUR" office:value="42.53" calcext:value-type="currency">
            <text:p>42,53 €</text:p>
          </table:table-cell>
          <table:table-cell table:style-name="ce53" table:formula="of:=SUM([.L4:.L27])" office:value-type="currency" office:currency="EUR" office:value="83.85" calcext:value-type="currency">
            <text:p>83,85 €</text:p>
          </table:table-cell>
          <table:table-cell table:style-name="ce53" table:formula="of:=SUM([.M4:.M27])" office:value-type="currency" office:currency="EUR" office:value="71.67" calcext:value-type="currency">
            <text:p>71,67 €</text:p>
          </table:table-cell>
          <table:table-cell table:style-name="ce53" table:formula="of:=SUM([.N4:.N27])" office:value-type="currency" office:currency="EUR" office:value="142.05" calcext:value-type="currency">
            <text:p>142,05 €</text:p>
          </table:table-cell>
        </table:table-row>
      </table:table>
      <table:table table:name="Wasserbehälter+Verteilung" table:style-name="ta1">
        <table:table-column table:style-name="co1" table:default-cell-style-name="ce4"/>
        <table:table-column table:style-name="co1" table:default-cell-style-name="ce8"/>
        <table:table-column table:style-name="co1" table:number-columns-repeated="2" table:default-cell-style-name="ce11"/>
        <table:table-column table:style-name="co1" table:default-cell-style-name="ce15"/>
        <table:table-column table:style-name="co1" table:default-cell-style-name="ce4"/>
        <table:table-column table:style-name="co17" table:default-cell-style-name="ce4"/>
        <table:table-column table:style-name="co11" table:default-cell-style-name="ce4"/>
        <table:table-column table:style-name="co18" table:default-cell-style-name="ce4"/>
        <table:table-column table:style-name="co19" table:default-cell-style-name="ce18"/>
        <table:table-column table:style-name="co1" table:number-columns-repeated="3" table:default-cell-style-name="ce20"/>
        <table:table-column table:style-name="co1" table:default-cell-style-name="ce24"/>
        <table:table-row table:style-name="ro1">
          <table:table-cell table:style-name="ce12" office:value-type="string" calcext:value-type="string" table:number-columns-spanned="1" table:number-rows-spanned="3">
            <text:p>Pos.</text:p>
          </table:table-cell>
          <table:table-cell table:style-name="ce29" office:value-type="string" calcext:value-type="string" table:number-columns-spanned="4" table:number-rows-spanned="1">
            <text:p>Menge</text:p>
          </table:table-cell>
          <table:covered-table-cell table:number-columns-repeated="2" table:style-name="ce70"/>
          <table:covered-table-cell table:style-name="ce75"/>
          <table:table-cell table:style-name="ce12" office:value-type="string" calcext:value-type="string" table:number-columns-spanned="1" table:number-rows-spanned="3">
            <text:p>Einheit</text:p>
          </table:table-cell>
          <table:table-cell table:style-name="ce12" office:value-type="string" calcext:value-type="string" table:number-columns-spanned="1" table:number-rows-spanned="3">
            <text:p>Teil</text:p>
          </table:table-cell>
          <table:table-cell table:style-name="ce12" office:value-type="string" calcext:value-type="string" table:number-columns-spanned="1" table:number-rows-spanned="3">
            <text:p>Bestellnummer</text:p>
          </table:table-cell>
          <table:table-cell table:style-name="ce12" office:value-type="string" calcext:value-type="string" table:number-columns-spanned="1" table:number-rows-spanned="3">
            <text:p>Link</text:p>
          </table:table-cell>
          <table:table-cell table:style-name="ce12" office:value-type="string" calcext:value-type="string" table:number-columns-spanned="1" table:number-rows-spanned="3">
            <text:p>Preis/Einheit</text:p>
          </table:table-cell>
          <table:table-cell table:style-name="ce74" office:value-type="string" calcext:value-type="string" table:number-columns-spanned="4" table:number-rows-spanned="1">
            <text:p>Preis</text:p>
          </table:table-cell>
          <table:covered-table-cell table:number-columns-repeated="2" table:style-name="ce70"/>
          <table:covered-table-cell table:style-name="ce75"/>
        </table:table-row>
        <table:table-row table:style-name="ro1">
          <table:covered-table-cell table:style-name="ce25"/>
          <table:table-cell table:style-name="ce30" office:value-type="string" calcext:value-type="string" table:number-columns-spanned="2" table:number-rows-spanned="1">
            <text:p>Indoor</text:p>
          </table:table-cell>
          <table:covered-table-cell table:style-name="ce70"/>
          <table:table-cell table:style-name="ce74" office:value-type="string" calcext:value-type="string" table:number-columns-spanned="2" table:number-rows-spanned="1">
            <text:p>Outdoor</text:p>
          </table:table-cell>
          <table:covered-table-cell table:style-name="ce75"/>
          <table:covered-table-cell table:number-columns-repeated="3" table:style-name="ce25"/>
          <table:covered-table-cell table:style-name="ce44"/>
          <table:covered-table-cell table:style-name="ce25"/>
          <table:table-cell table:style-name="ce85" office:value-type="string" calcext:value-type="string" table:number-columns-spanned="2" table:number-rows-spanned="1">
            <text:p>Indoor</text:p>
          </table:table-cell>
          <table:covered-table-cell table:style-name="ce89"/>
          <table:table-cell table:style-name="ce91" office:value-type="string" calcext:value-type="string" table:number-columns-spanned="2" table:number-rows-spanned="1">
            <text:p>Outdoor</text:p>
          </table:table-cell>
          <table:covered-table-cell table:style-name="ce92"/>
        </table:table-row>
        <table:table-row table:style-name="ro1">
          <table:covered-table-cell table:style-name="ce26"/>
          <table:table-cell table:style-name="ce31" office:value-type="string" calcext:value-type="string">
            <text:p>min</text:p>
          </table:table-cell>
          <table:table-cell table:style-name="ce71" office:value-type="string" calcext:value-type="string">
            <text:p>max</text:p>
          </table:table-cell>
          <table:table-cell table:style-name="ce71" office:value-type="string" calcext:value-type="string">
            <text:p>min</text:p>
          </table:table-cell>
          <table:table-cell table:style-name="ce76" office:value-type="string" calcext:value-type="string">
            <text:p>max</text:p>
          </table:table-cell>
          <table:covered-table-cell table:number-columns-repeated="3" table:style-name="ce26"/>
          <table:covered-table-cell table:style-name="ce45"/>
          <table:covered-table-cell table:style-name="ce26"/>
          <table:table-cell table:style-name="ce71" office:value-type="string" calcext:value-type="string">
            <text:p>min</text:p>
          </table:table-cell>
          <table:table-cell table:style-name="ce71" office:value-type="string" calcext:value-type="string">
            <text:p>max</text:p>
          </table:table-cell>
          <table:table-cell table:style-name="ce71" office:value-type="string" calcext:value-type="string">
            <text:p>min</text:p>
          </table:table-cell>
          <table:table-cell table:style-name="ce76" office:value-type="string" calcext:value-type="string">
            <text:p>max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1" office:value-type="string" calcext:value-type="string">
            <text:p>m</text:p>
          </table:table-cell>
          <table:table-cell office:value-type="string" calcext:value-type="string">
            <text:p>Rain Bird Zufuhrschlauch 4mm</text:p>
          </table:table-cell>
          <table:table-cell office:value-type="float" office:value="20200806429" calcext:value-type="float">
            <text:p>20200806429</text:p>
          </table:table-cell>
          <table:table-cell office:value-type="string" calcext:value-type="string">
            <text:p><text:a xlink:href="https://www.gbk-shop.de/rain-bird-zufuhrschlauch-4mm" xlink:type="simple">https://www.gbk-shop.de/rain-bird-zufuhrschlauch-4mm</text:a></text:p>
          </table:table-cell>
          <table:table-cell office:value-type="currency" office:currency="EUR" office:value="0.99" calcext:value-type="currency">
            <text:p>0,99 €</text:p>
          </table:table-cell>
          <table:table-cell table:formula="of:=[.B4]*[.J4]" office:value-type="currency" office:currency="EUR" office:value="0.99" calcext:value-type="currency">
            <text:p>0,99 €</text:p>
          </table:table-cell>
          <table:table-cell table:formula="of:=[.C4]*[.J4]" office:value-type="currency" office:currency="EUR" office:value="1.98" calcext:value-type="currency">
            <text:p>1,98 €</text:p>
          </table:table-cell>
          <table:table-cell table:formula="of:=[.D4]*[.J4]" office:value-type="currency" office:currency="EUR" office:value="0" calcext:value-type="currency">
            <text:p>0,00 €</text:p>
          </table:table-cell>
          <table:table-cell table:formula="of:=[.E4]*[.J4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1" office:value-type="string" calcext:value-type="string">
            <text:p>m</text:p>
          </table:table-cell>
          <table:table-cell office:value-type="string" calcext:value-type="string">
            <text:p>Gardena Tropfschlauch 2mm</text:p>
          </table:table-cell>
          <table:table-cell office:value-type="float" office:value="20200806428" calcext:value-type="float">
            <text:p>20200806428</text:p>
          </table:table-cell>
          <table:table-cell office:value-type="string" calcext:value-type="string">
            <text:p><text:a xlink:href="https://www.gbk-shop.de/gardena-tropfschlauch-2mm" xlink:type="simple">https://www.gbk-shop.de/gardena-tropfschlauch-2mm</text:a></text:p>
          </table:table-cell>
          <table:table-cell office:value-type="currency" office:currency="EUR" office:value="1.39" calcext:value-type="currency">
            <text:p>1,39 €</text:p>
          </table:table-cell>
          <table:table-cell table:formula="of:=[.B5]*[.J5]" office:value-type="currency" office:currency="EUR" office:value="4.17" calcext:value-type="currency">
            <text:p>4,17 €</text:p>
          </table:table-cell>
          <table:table-cell table:formula="of:=[.C5]*[.J5]" office:value-type="currency" office:currency="EUR" office:value="11.12" calcext:value-type="currency">
            <text:p>11,12 €</text:p>
          </table:table-cell>
          <table:table-cell table:formula="of:=[.D5]*[.J5]" office:value-type="currency" office:currency="EUR" office:value="0" calcext:value-type="currency">
            <text:p>0,00 €</text:p>
          </table:table-cell>
          <table:table-cell table:formula="of:=[.E5]*[.J5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Gardena Tropfverteiler</text:p>
          </table:table-cell>
          <table:table-cell office:value-type="float" office:value="20200724319" calcext:value-type="float">
            <text:p>20200724319</text:p>
          </table:table-cell>
          <table:table-cell office:value-type="string" calcext:value-type="string">
            <text:p><text:a xlink:href="https://www.gbk-shop.de/gardena-tropfverteiler" xlink:type="simple">https://www.gbk-shop.de/gardena-tropfverteiler</text:a></text:p>
          </table:table-cell>
          <table:table-cell office:value-type="currency" office:currency="EUR" office:value="6.95" calcext:value-type="currency">
            <text:p>6,95 €</text:p>
          </table:table-cell>
          <table:table-cell table:formula="of:=[.B6]*[.J6]" office:value-type="currency" office:currency="EUR" office:value="6.95" calcext:value-type="currency">
            <text:p>6,95 €</text:p>
          </table:table-cell>
          <table:table-cell table:formula="of:=[.C6]*[.J6]" office:value-type="currency" office:currency="EUR" office:value="13.9" calcext:value-type="currency">
            <text:p>13,90 €</text:p>
          </table:table-cell>
          <table:table-cell table:formula="of:=[.D6]*[.J6]" office:value-type="currency" office:currency="EUR" office:value="0" calcext:value-type="currency">
            <text:p>0,00 €</text:p>
          </table:table-cell>
          <table:table-cell table:formula="of:=[.E6]*[.J6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Gardena Überwurfmutter</text:p>
          </table:table-cell>
          <table:table-cell office:value-type="float" office:value="20200724320" calcext:value-type="float">
            <text:p>20200724320</text:p>
          </table:table-cell>
          <table:table-cell office:value-type="string" calcext:value-type="string">
            <text:p><text:a xlink:href="https://www.gbk-shop.de/gardena-ueberwurfmutter" xlink:type="simple">https://www.gbk-shop.de/gardena-ueberwurfmutter</text:a></text:p>
          </table:table-cell>
          <table:table-cell office:value-type="currency" office:currency="EUR" office:value="1.29" calcext:value-type="currency">
            <text:p>1,29 €</text:p>
          </table:table-cell>
          <table:table-cell table:formula="of:=[.B7]*[.J7]" office:value-type="currency" office:currency="EUR" office:value="1.29" calcext:value-type="currency">
            <text:p>1,29 €</text:p>
          </table:table-cell>
          <table:table-cell table:formula="of:=[.C7]*[.J7]" office:value-type="currency" office:currency="EUR" office:value="2.58" calcext:value-type="currency">
            <text:p>2,58 €</text:p>
          </table:table-cell>
          <table:table-cell table:formula="of:=[.D7]*[.J7]" office:value-type="currency" office:currency="EUR" office:value="0" calcext:value-type="currency">
            <text:p>0,00 €</text:p>
          </table:table-cell>
          <table:table-cell table:formula="of:=[.E7]*[.J7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Tropfschlauchhalter 2mm</text:p>
          </table:table-cell>
          <table:table-cell office:value-type="float" office:value="20200724298" calcext:value-type="float">
            <text:p>20200724298</text:p>
          </table:table-cell>
          <table:table-cell office:value-type="string" calcext:value-type="string">
            <text:p><text:a xlink:href="https://www.gbk-shop.de/tropfschlauchhalter-2mm" xlink:type="simple">https://www.gbk-shop.de/tropfschlauchhalter-2mm</text:a></text:p>
          </table:table-cell>
          <table:table-cell office:value-type="currency" office:currency="EUR" office:value="0.29" calcext:value-type="currency">
            <text:p>0,29 €</text:p>
          </table:table-cell>
          <table:table-cell table:formula="of:=[.B8]*[.J8]" office:value-type="currency" office:currency="EUR" office:value="1.16" calcext:value-type="currency">
            <text:p>1,16 €</text:p>
          </table:table-cell>
          <table:table-cell table:formula="of:=[.C8]*[.J8]" office:value-type="currency" office:currency="EUR" office:value="3.48" calcext:value-type="currency">
            <text:p>3,48 €</text:p>
          </table:table-cell>
          <table:table-cell table:formula="of:=[.D8]*[.J8]" office:value-type="currency" office:currency="EUR" office:value="0" calcext:value-type="currency">
            <text:p>0,00 €</text:p>
          </table:table-cell>
          <table:table-cell table:formula="of:=[.E8]*[.J8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T-Stück 4mm</text:p>
          </table:table-cell>
          <table:table-cell table:style-name="ce16" office:value-type="string" calcext:value-type="string">
            <text:p>20200713110-001</text:p>
          </table:table-cell>
          <table:table-cell office:value-type="string" calcext:value-type="string">
            <text:p><text:a xlink:href="https://www.gbk-shop.de/t-stueck-4mm" xlink:type="simple">https://www.gbk-shop.de/t-stueck-4mm</text:a></text:p>
          </table:table-cell>
          <table:table-cell office:value-type="currency" office:currency="EUR" office:value="0.75" calcext:value-type="currency">
            <text:p>0,75 €</text:p>
          </table:table-cell>
          <table:table-cell table:formula="of:=[.B9]*[.J9]" office:value-type="currency" office:currency="EUR" office:value="0" calcext:value-type="currency">
            <text:p>0,00 €</text:p>
          </table:table-cell>
          <table:table-cell table:formula="of:=[.C9]*[.J9]" office:value-type="currency" office:currency="EUR" office:value="0" calcext:value-type="currency">
            <text:p>0,00 €</text:p>
          </table:table-cell>
          <table:table-cell table:formula="of:=[.D9]*[.J9]" office:value-type="currency" office:currency="EUR" office:value="4.5" calcext:value-type="currency">
            <text:p>4,50 €</text:p>
          </table:table-cell>
          <table:table-cell table:formula="of:=[.E9]*[.J9]" office:value-type="currency" office:currency="EUR" office:value="4.5" calcext:value-type="currency">
            <text:p>4,50 €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Schlauchverbinder gerade Reduzierer 8 mm 4 mm Kunststoff</text:p>
          </table:table-cell>
          <table:table-cell table:style-name="ce16" office:value-type="string" calcext:value-type="string">
            <text:p>n.a.</text:p>
          </table:table-cell>
          <table:table-cell office:value-type="string" calcext:value-type="string">
            <text:p><text:a xlink:href="https://www.ebay.de/itm/122059338467" xlink:type="simple">https://www.ebay.de/itm/122059338467</text:a></text:p>
          </table:table-cell>
          <table:table-cell office:value-type="currency" office:currency="EUR" office:value="1.85" calcext:value-type="currency">
            <text:p>1,85 €</text:p>
          </table:table-cell>
          <table:table-cell table:formula="of:=[.B10]*[.J10]" office:value-type="currency" office:currency="EUR" office:value="1.85" calcext:value-type="currency">
            <text:p>1,85 €</text:p>
          </table:table-cell>
          <table:table-cell table:formula="of:=[.C10]*[.J10]" office:value-type="currency" office:currency="EUR" office:value="3.7" calcext:value-type="currency">
            <text:p>3,70 €</text:p>
          </table:table-cell>
          <table:table-cell table:formula="of:=[.D10]*[.J10]" office:value-type="currency" office:currency="EUR" office:value="1.85" calcext:value-type="currency">
            <text:p>1,85 €</text:p>
          </table:table-cell>
          <table:table-cell table:formula="of:=[.E10]*[.J10]" office:value-type="currency" office:currency="EUR" office:value="3.7" calcext:value-type="currency">
            <text:p>3,70 €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Eurobox 40l 60x40x20cm³</text:p>
          </table:table-cell>
          <table:table-cell table:style-name="ce16" office:value-type="string" calcext:value-type="string">
            <text:p>EAN 2007532090002</text:p>
          </table:table-cell>
          <table:table-cell office:value-type="string" calcext:value-type="string">
            <text:p><text:a xlink:href="https://www.bauhaus.info/kunststoffboxen/bauhaus-eurobehaelter/p/10753209" xlink:type="simple">https://www.bauhaus.info/kunststoffboxen/bauhaus-eurobehaelter/p/10753209</text:a></text:p>
          </table:table-cell>
          <table:table-cell office:value-type="currency" office:currency="EUR" office:value="8.95" calcext:value-type="currency">
            <text:p>8,95 €</text:p>
          </table:table-cell>
          <table:table-cell table:formula="of:=[.B11]*[.J11]" office:value-type="currency" office:currency="EUR" office:value="8.95" calcext:value-type="currency">
            <text:p>8,95 €</text:p>
          </table:table-cell>
          <table:table-cell table:formula="of:=[.C11]*[.J11]" office:value-type="currency" office:currency="EUR" office:value="8.95" calcext:value-type="currency">
            <text:p>8,95 €</text:p>
          </table:table-cell>
          <table:table-cell table:formula="of:=[.D11]*[.J11]" office:value-type="currency" office:currency="EUR" office:value="0" calcext:value-type="currency">
            <text:p>0,00 €</text:p>
          </table:table-cell>
          <table:table-cell table:formula="of:=[.E11]*[.J11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Fachteiler für Eurobox</text:p>
          </table:table-cell>
          <table:table-cell table:style-name="ce16" office:value-type="string" calcext:value-type="string">
            <text:p>EAN 5413995021274</text:p>
          </table:table-cell>
          <table:table-cell office:value-type="string" calcext:value-type="string">
            <text:p><text:a xlink:href="https://www.bauhaus.info/kunststoffboxen/bauhaus-fachteiler/p/23095003" xlink:type="simple">https://www.bauhaus.info/kunststoffboxen/bauhaus-fachteiler/p/23095003</text:a></text:p>
          </table:table-cell>
          <table:table-cell office:value-type="currency" office:currency="EUR" office:value="6.25" calcext:value-type="currency">
            <text:p>6,25 €</text:p>
          </table:table-cell>
          <table:table-cell table:formula="of:=[.B12]*[.J12]" office:value-type="currency" office:currency="EUR" office:value="6.25" calcext:value-type="currency">
            <text:p>6,25 €</text:p>
          </table:table-cell>
          <table:table-cell table:formula="of:=[.C12]*[.J12]" office:value-type="currency" office:currency="EUR" office:value="6.25" calcext:value-type="currency">
            <text:p>6,25 €</text:p>
          </table:table-cell>
          <table:table-cell table:formula="of:=[.D12]*[.J12]" office:value-type="currency" office:currency="EUR" office:value="0" calcext:value-type="currency">
            <text:p>0,00 €</text:p>
          </table:table-cell>
          <table:table-cell table:formula="of:=[.E12]*[.J12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m</text:p>
          </table:table-cell>
          <table:table-cell office:value-type="string" calcext:value-type="string">
            <text:p>Aquarienschlauch 8x1mm</text:p>
          </table:table-cell>
          <table:table-cell table:style-name="ce16" office:value-type="string" calcext:value-type="string">
            <text:p>EAN 4003991097130</text:p>
          </table:table-cell>
          <table:table-cell office:value-type="string" calcext:value-type="string">
            <text:p><text:a xlink:href="https://www.bauhaus.info/gartenschlaeuche/aquariumschlauch-meterware/p/16175812" xlink:type="simple">https://www.bauhaus.info/gartenschlaeuche/aquariumschlauch-meterware/p/16175812</text:a></text:p>
          </table:table-cell>
          <table:table-cell office:value-type="currency" office:currency="EUR" office:value="1.25" calcext:value-type="currency">
            <text:p>1,25 €</text:p>
          </table:table-cell>
          <table:table-cell table:formula="of:=[.B13]*[.J13]" office:value-type="currency" office:currency="EUR" office:value="1.25" calcext:value-type="currency">
            <text:p>1,25 €</text:p>
          </table:table-cell>
          <table:table-cell table:formula="of:=[.C13]*[.J13]" office:value-type="currency" office:currency="EUR" office:value="2.5" calcext:value-type="currency">
            <text:p>2,50 €</text:p>
          </table:table-cell>
          <table:table-cell table:formula="of:=[.D13]*[.J13]" office:value-type="currency" office:currency="EUR" office:value="1.25" calcext:value-type="currency">
            <text:p>1,25 €</text:p>
          </table:table-cell>
          <table:table-cell table:formula="of:=[.E13]*[.J13]" office:value-type="currency" office:currency="EUR" office:value="1.25" calcext:value-type="currency">
            <text:p>1,25 €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4"/>
          <table:table-cell table:content-validation-name="val1" office:value-type="string" calcext:value-type="string">
            <text:p>m</text:p>
          </table:table-cell>
          <table:table-cell office:value-type="string" calcext:value-type="string">
            <text:p>Aquarienschlauch 4x1mm</text:p>
          </table:table-cell>
          <table:table-cell table:style-name="ce16" office:value-type="string" calcext:value-type="string">
            <text:p>EAN 4003991097123</text:p>
          </table:table-cell>
          <table:table-cell office:value-type="string" calcext:value-type="string">
            <text:p><text:a xlink:href="https://www.bauhaus.info/gartenschlaeuche/aquariumschlauch-meterware/p/16175805" xlink:type="simple">https://www.bauhaus.info/gartenschlaeuche/aquariumschlauch-meterware/p/16175805</text:a></text:p>
          </table:table-cell>
          <table:table-cell office:value-type="currency" office:currency="EUR" office:value="0.99" calcext:value-type="currency">
            <text:p>0,99 €</text:p>
          </table:table-cell>
          <table:table-cell table:formula="of:=[.B14]*[.J14]" office:value-type="currency" office:currency="EUR" office:value="0" calcext:value-type="currency">
            <text:p>0,00 €</text:p>
          </table:table-cell>
          <table:table-cell table:formula="of:=[.C14]*[.J14]" office:value-type="currency" office:currency="EUR" office:value="0" calcext:value-type="currency">
            <text:p>0,00 €</text:p>
          </table:table-cell>
          <table:table-cell table:formula="of:=[.D14]*[.J14]" office:value-type="currency" office:currency="EUR" office:value="0" calcext:value-type="currency">
            <text:p>0,00 €</text:p>
          </table:table-cell>
          <table:table-cell table:formula="of:=[.E14]*[.J14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Maischefass 31l</text:p>
          </table:table-cell>
          <table:table-cell/>
          <table:table-cell office:value-type="string" calcext:value-type="string">
            <text:p><text:a xlink:href="https://www.bauhaus.info/maischefaesser-getraenkefaesser/floraworld-classic-maischefass/p/16125460" xlink:type="simple">https://www.bauhaus.info/maischefaesser-getraenkefaesser/floraworld-classic-maischefass/p/16125460</text:a></text:p>
          </table:table-cell>
          <table:table-cell office:value-type="currency" office:currency="EUR" office:value="22.95" calcext:value-type="currency">
            <text:p>22,95 €</text:p>
          </table:table-cell>
          <table:table-cell table:formula="of:=[.B15]*[.J15]" office:value-type="currency" office:currency="EUR" office:value="0" calcext:value-type="currency">
            <text:p>0,00 €</text:p>
          </table:table-cell>
          <table:table-cell table:formula="of:=[.C15]*[.J15]" office:value-type="currency" office:currency="EUR" office:value="0" calcext:value-type="currency">
            <text:p>0,00 €</text:p>
          </table:table-cell>
          <table:table-cell table:formula="of:=[.D15]*[.J15]" office:value-type="currency" office:currency="EUR" office:value="22.95" calcext:value-type="currency">
            <text:p>22,95 €</text:p>
          </table:table-cell>
          <table:table-cell table:formula="of:=[.E15]*[.J15]" office:value-type="currency" office:currency="EUR" office:value="22.95" calcext:value-type="currency">
            <text:p>22,95 €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Glattblech 500 x 250 mm, Stärke: 0,8 mm, Aluminium, Blank</text:p>
          </table:table-cell>
          <table:table-cell/>
          <table:table-cell office:value-type="string" calcext:value-type="string">
            <text:p><text:a xlink:href="https://www.bauhaus.info/glattbleche/kantoflex-glattblech/p/10244684" xlink:type="simple">https://www.bauhaus.info/glattbleche/kantoflex-glattblech/p/10244684</text:a></text:p>
          </table:table-cell>
          <table:table-cell office:value-type="currency" office:currency="EUR" office:value="3.95" calcext:value-type="currency">
            <text:p>3,95 €</text:p>
          </table:table-cell>
          <table:table-cell table:formula="of:=[.B16]*[.J16]" office:value-type="currency" office:currency="EUR" office:value="3.95" calcext:value-type="currency">
            <text:p>3,95 €</text:p>
          </table:table-cell>
          <table:table-cell table:formula="of:=[.C16]*[.J16]" office:value-type="currency" office:currency="EUR" office:value="3.95" calcext:value-type="currency">
            <text:p>3,95 €</text:p>
          </table:table-cell>
          <table:table-cell table:formula="of:=[.D16]*[.J16]" office:value-type="currency" office:currency="EUR" office:value="0" calcext:value-type="currency">
            <text:p>0,00 €</text:p>
          </table:table-cell>
          <table:table-cell table:formula="of:=[.E16]*[.J16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Sechskantmutter M3, Edelstahl, A4</text:p>
          </table:table-cell>
          <table:table-cell/>
          <table:table-cell office:value-type="string" calcext:value-type="string">
            <text:p><text:a xlink:href="https://www.bauhaus.info/sechskantmuttern/marinetech-sechskantmutter/p/23679805" xlink:type="simple">https://www.bauhaus.info/sechskantmuttern/marinetech-sechskantmutter/p/23679805</text:a>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B17]*[.J17]" office:value-type="currency" office:currency="EUR" office:value="0.24" calcext:value-type="currency">
            <text:p>0,24 €</text:p>
          </table:table-cell>
          <table:table-cell table:formula="of:=[.C17]*[.J17]" office:value-type="currency" office:currency="EUR" office:value="0.48" calcext:value-type="currency">
            <text:p>0,48 €</text:p>
          </table:table-cell>
          <table:table-cell table:formula="of:=[.D17]*[.J17]" office:value-type="currency" office:currency="EUR" office:value="0" calcext:value-type="currency">
            <text:p>0,00 €</text:p>
          </table:table-cell>
          <table:table-cell table:formula="of:=[.E17]*[.J17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content-validation-name="val1" office:value-type="string" calcext:value-type="string">
            <text:p>Stk</text:p>
          </table:table-cell>
          <table:table-cell office:value-type="string" calcext:value-type="string">
            <text:p>Gewindeschraube M3x10, A4, Edelstahl, Innensechskant, Linsenkopf</text:p>
          </table:table-cell>
          <table:table-cell/>
          <table:table-cell office:value-type="string" calcext:value-type="string">
            <text:p><text:a xlink:href="https://www.bauhaus.info/gewindeschrauben/marinetech-gewindeschraube/p/23679887" xlink:type="simple">https://www.bauhaus.info/gewindeschrauben/marinetech-gewindeschraube/p/23679887</text:a></text:p>
          </table:table-cell>
          <table:table-cell office:value-type="currency" office:currency="EUR" office:value="0.08" calcext:value-type="currency">
            <text:p>0,08 €</text:p>
          </table:table-cell>
          <table:table-cell table:formula="of:=[.B18]*[.J18]" office:value-type="currency" office:currency="EUR" office:value="0.32" calcext:value-type="currency">
            <text:p>0,32 €</text:p>
          </table:table-cell>
          <table:table-cell table:formula="of:=[.C18]*[.J18]" office:value-type="currency" office:currency="EUR" office:value="0.64" calcext:value-type="currency">
            <text:p>0,64 €</text:p>
          </table:table-cell>
          <table:table-cell table:formula="of:=[.D18]*[.J18]" office:value-type="currency" office:currency="EUR" office:value="0.16" calcext:value-type="currency">
            <text:p>0,16 €</text:p>
          </table:table-cell>
          <table:table-cell table:formula="of:=[.E18]*[.J18]" office:value-type="currency" office:currency="EUR" office:value="0.16" calcext:value-type="currency">
            <text:p>0,16 €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table:content-validation-name="val1"/>
          <table:table-cell table:number-columns-repeated="4"/>
          <table:table-cell table:formula="of:=[.B19]*[.J19]" office:value-type="currency" office:currency="EUR" office:value="0" calcext:value-type="currency">
            <text:p>0,00 €</text:p>
          </table:table-cell>
          <table:table-cell table:formula="of:=[.C19]*[.J19]" office:value-type="currency" office:currency="EUR" office:value="0" calcext:value-type="currency">
            <text:p>0,00 €</text:p>
          </table:table-cell>
          <table:table-cell table:formula="of:=[.D19]*[.J19]" office:value-type="currency" office:currency="EUR" office:value="0" calcext:value-type="currency">
            <text:p>0,00 €</text:p>
          </table:table-cell>
          <table:table-cell table:formula="of:=[.E19]*[.J19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table:content-validation-name="val1"/>
          <table:table-cell table:number-columns-repeated="4"/>
          <table:table-cell table:formula="of:=[.B20]*[.J20]" office:value-type="currency" office:currency="EUR" office:value="0" calcext:value-type="currency">
            <text:p>0,00 €</text:p>
          </table:table-cell>
          <table:table-cell table:formula="of:=[.C20]*[.J20]" office:value-type="currency" office:currency="EUR" office:value="0" calcext:value-type="currency">
            <text:p>0,00 €</text:p>
          </table:table-cell>
          <table:table-cell table:formula="of:=[.D20]*[.J20]" office:value-type="currency" office:currency="EUR" office:value="0" calcext:value-type="currency">
            <text:p>0,00 €</text:p>
          </table:table-cell>
          <table:table-cell table:formula="of:=[.E20]*[.J20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table:content-validation-name="val1"/>
          <table:table-cell table:number-columns-repeated="4"/>
          <table:table-cell table:formula="of:=[.B21]*[.J21]" office:value-type="currency" office:currency="EUR" office:value="0" calcext:value-type="currency">
            <text:p>0,00 €</text:p>
          </table:table-cell>
          <table:table-cell table:formula="of:=[.C21]*[.J21]" office:value-type="currency" office:currency="EUR" office:value="0" calcext:value-type="currency">
            <text:p>0,00 €</text:p>
          </table:table-cell>
          <table:table-cell table:formula="of:=[.D21]*[.J21]" office:value-type="currency" office:currency="EUR" office:value="0" calcext:value-type="currency">
            <text:p>0,00 €</text:p>
          </table:table-cell>
          <table:table-cell table:formula="of:=[.E21]*[.J21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table:content-validation-name="val1"/>
          <table:table-cell table:number-columns-repeated="4"/>
          <table:table-cell table:formula="of:=[.B22]*[.J22]" office:value-type="currency" office:currency="EUR" office:value="0" calcext:value-type="currency">
            <text:p>0,00 €</text:p>
          </table:table-cell>
          <table:table-cell table:formula="of:=[.C22]*[.J22]" office:value-type="currency" office:currency="EUR" office:value="0" calcext:value-type="currency">
            <text:p>0,00 €</text:p>
          </table:table-cell>
          <table:table-cell table:formula="of:=[.D22]*[.J22]" office:value-type="currency" office:currency="EUR" office:value="0" calcext:value-type="currency">
            <text:p>0,00 €</text:p>
          </table:table-cell>
          <table:table-cell table:formula="of:=[.E22]*[.J22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table:content-validation-name="val1"/>
          <table:table-cell table:number-columns-repeated="4"/>
          <table:table-cell table:formula="of:=[.B23]*[.J23]" office:value-type="currency" office:currency="EUR" office:value="0" calcext:value-type="currency">
            <text:p>0,00 €</text:p>
          </table:table-cell>
          <table:table-cell table:formula="of:=[.C23]*[.J23]" office:value-type="currency" office:currency="EUR" office:value="0" calcext:value-type="currency">
            <text:p>0,00 €</text:p>
          </table:table-cell>
          <table:table-cell table:formula="of:=[.D23]*[.J23]" office:value-type="currency" office:currency="EUR" office:value="0" calcext:value-type="currency">
            <text:p>0,00 €</text:p>
          </table:table-cell>
          <table:table-cell table:formula="of:=[.E23]*[.J23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  <table:table-cell table:content-validation-name="val1"/>
          <table:table-cell table:number-columns-repeated="4"/>
          <table:table-cell table:formula="of:=[.B24]*[.J24]" office:value-type="currency" office:currency="EUR" office:value="0" calcext:value-type="currency">
            <text:p>0,00 €</text:p>
          </table:table-cell>
          <table:table-cell table:formula="of:=[.C24]*[.J24]" office:value-type="currency" office:currency="EUR" office:value="0" calcext:value-type="currency">
            <text:p>0,00 €</text:p>
          </table:table-cell>
          <table:table-cell table:formula="of:=[.D24]*[.J24]" office:value-type="currency" office:currency="EUR" office:value="0" calcext:value-type="currency">
            <text:p>0,00 €</text:p>
          </table:table-cell>
          <table:table-cell table:formula="of:=[.E24]*[.J24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  <table:table-cell table:content-validation-name="val1"/>
          <table:table-cell table:number-columns-repeated="4"/>
          <table:table-cell table:formula="of:=[.B25]*[.J25]" office:value-type="currency" office:currency="EUR" office:value="0" calcext:value-type="currency">
            <text:p>0,00 €</text:p>
          </table:table-cell>
          <table:table-cell table:formula="of:=[.C25]*[.J25]" office:value-type="currency" office:currency="EUR" office:value="0" calcext:value-type="currency">
            <text:p>0,00 €</text:p>
          </table:table-cell>
          <table:table-cell table:formula="of:=[.D25]*[.J25]" office:value-type="currency" office:currency="EUR" office:value="0" calcext:value-type="currency">
            <text:p>0,00 €</text:p>
          </table:table-cell>
          <table:table-cell table:formula="of:=[.E25]*[.J25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table:content-validation-name="val1"/>
          <table:table-cell table:number-columns-repeated="4"/>
          <table:table-cell table:formula="of:=[.B26]*[.J26]" office:value-type="currency" office:currency="EUR" office:value="0" calcext:value-type="currency">
            <text:p>0,00 €</text:p>
          </table:table-cell>
          <table:table-cell table:formula="of:=[.C26]*[.J26]" office:value-type="currency" office:currency="EUR" office:value="0" calcext:value-type="currency">
            <text:p>0,00 €</text:p>
          </table:table-cell>
          <table:table-cell table:formula="of:=[.D26]*[.J26]" office:value-type="currency" office:currency="EUR" office:value="0" calcext:value-type="currency">
            <text:p>0,00 €</text:p>
          </table:table-cell>
          <table:table-cell table:formula="of:=[.E26]*[.J26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Default" table:number-columns-repeated="9"/>
          <table:table-cell table:style-name="ce47" office:value-type="string" calcext:value-type="string">
            <text:p>Summe</text:p>
          </table:table-cell>
          <table:table-cell table:style-name="ce51" table:formula="of:=SUM([.K4:.K26])" office:value-type="currency" office:currency="EUR" office:value="37.37" calcext:value-type="currency">
            <text:p>37,37 €</text:p>
          </table:table-cell>
          <table:table-cell table:style-name="ce53" table:formula="of:=SUM([.L4:.L26])" office:value-type="currency" office:currency="EUR" office:value="59.53" calcext:value-type="currency">
            <text:p>59,53 €</text:p>
          </table:table-cell>
          <table:table-cell table:style-name="ce53" table:formula="of:=SUM([.M4:.M26])" office:value-type="currency" office:currency="EUR" office:value="30.71" calcext:value-type="currency">
            <text:p>30,71 €</text:p>
          </table:table-cell>
          <table:table-cell table:style-name="ce53" table:formula="of:=SUM([.N4:.N26])" office:value-type="currency" office:currency="EUR" office:value="32.56" calcext:value-type="currency">
            <text:p>32,56 €</text:p>
          </table:table-cell>
        </table:table-row>
      </table:table>
      <table:table table:name="Gesamtsystem" table:style-name="ta1">
        <table:table-column table:style-name="co20" table:default-cell-style-name="ce98"/>
        <table:table-column table:style-name="co1" table:number-columns-repeated="4" table:default-cell-style-name="ce100"/>
        <table:table-row table:style-name="ro1">
          <table:table-cell table:style-name="Default"/>
          <table:table-cell table:style-name="ce74" office:value-type="string" calcext:value-type="string" table:number-columns-spanned="4" table:number-rows-spanned="1">
            <text:p>Preis</text:p>
          </table:table-cell>
          <table:covered-table-cell table:number-columns-repeated="2" table:style-name="ce70"/>
          <table:covered-table-cell table:style-name="ce75"/>
        </table:table-row>
        <table:table-row table:style-name="ro1">
          <table:table-cell table:style-name="Default"/>
          <table:table-cell table:style-name="ce85" office:value-type="string" calcext:value-type="string" table:number-columns-spanned="2" table:number-rows-spanned="1">
            <text:p>Indoor</text:p>
          </table:table-cell>
          <table:covered-table-cell table:style-name="ce89"/>
          <table:table-cell table:style-name="ce91" office:value-type="string" calcext:value-type="string" table:number-columns-spanned="2" table:number-rows-spanned="1">
            <text:p>Outdoor</text:p>
          </table:table-cell>
          <table:covered-table-cell table:style-name="ce92"/>
        </table:table-row>
        <table:table-row table:style-name="ro1">
          <table:table-cell table:style-name="ce96"/>
          <table:table-cell table:style-name="ce71" office:value-type="string" calcext:value-type="string">
            <text:p>min</text:p>
          </table:table-cell>
          <table:table-cell table:style-name="ce71" office:value-type="string" calcext:value-type="string">
            <text:p>max</text:p>
          </table:table-cell>
          <table:table-cell table:style-name="ce71" office:value-type="string" calcext:value-type="string">
            <text:p>min</text:p>
          </table:table-cell>
          <table:table-cell table:style-name="ce76" office:value-type="string" calcext:value-type="string">
            <text:p>max</text:p>
          </table:table-cell>
        </table:table-row>
        <table:table-row table:style-name="ro1">
          <table:table-cell table:style-name="ce97" office:value-type="string" calcext:value-type="string">
            <text:p>Platine</text:p>
          </table:table-cell>
          <table:table-cell table:formula="of:=[$Platine.$K$32]" office:value-type="currency" office:currency="EUR" office:value="39.775" calcext:value-type="currency">
            <text:p>39,78 €</text:p>
          </table:table-cell>
          <table:table-cell table:formula="of:=[$Platine.$L$32]" office:value-type="currency" office:currency="EUR" office:value="43.205" calcext:value-type="currency">
            <text:p>43,21 €</text:p>
          </table:table-cell>
          <table:table-cell table:formula="of:=[$Platine.$M$32]" office:value-type="currency" office:currency="EUR" office:value="31.842" calcext:value-type="currency">
            <text:p>31,84 €</text:p>
          </table:table-cell>
          <table:table-cell table:formula="of:=[$Platine.$N$32]" office:value-type="currency" office:currency="EUR" office:value="34.162" calcext:value-type="currency">
            <text:p>34,16 €</text:p>
          </table:table-cell>
        </table:table-row>
        <table:table-row table:style-name="ro1">
          <table:table-cell office:value-type="string" calcext:value-type="string">
            <text:p>Gahäuse+Steckverbinder</text:p>
          </table:table-cell>
          <table:table-cell table:formula="of:=[$'Gehäuse+Steckverbinder'.$K$27]" office:value-type="currency" office:currency="EUR" office:value="23.3" calcext:value-type="currency">
            <text:p>23,30 €</text:p>
          </table:table-cell>
          <table:table-cell table:formula="of:=[$'Gehäuse+Steckverbinder'.$L$27]" office:value-type="currency" office:currency="EUR" office:value="36.3" calcext:value-type="currency">
            <text:p>36,30 €</text:p>
          </table:table-cell>
          <table:table-cell table:formula="of:=[$'Gehäuse+Steckverbinder'.$M$27]" office:value-type="currency" office:currency="EUR" office:value="30.7" calcext:value-type="currency">
            <text:p>30,70 €</text:p>
          </table:table-cell>
          <table:table-cell table:formula="of:=[$'Gehäuse+Steckverbinder'.$N$27]" office:value-type="currency" office:currency="EUR" office:value="50.57" calcext:value-type="currency">
            <text:p>50,57 €</text:p>
          </table:table-cell>
        </table:table-row>
        <table:table-row table:style-name="ro1">
          <table:table-cell office:value-type="string" calcext:value-type="string">
            <text:p>Spannungsversorgung</text:p>
          </table:table-cell>
          <table:table-cell table:formula="of:=[$Spannungsversorgung.$K$27]" office:value-type="currency" office:currency="EUR" office:value="12.11" calcext:value-type="currency">
            <text:p>12,11 €</text:p>
          </table:table-cell>
          <table:table-cell table:formula="of:=[$Spannungsversorgung.$L$27]" office:value-type="currency" office:currency="EUR" office:value="12.11" calcext:value-type="currency">
            <text:p>12,11 €</text:p>
          </table:table-cell>
          <table:table-cell table:formula="of:=[$Spannungsversorgung.$M$27]" office:value-type="currency" office:currency="EUR" office:value="53.08" calcext:value-type="currency">
            <text:p>53,08 €</text:p>
          </table:table-cell>
          <table:table-cell table:formula="of:=[$Spannungsversorgung.$N$27]" office:value-type="currency" office:currency="EUR" office:value="55.77" calcext:value-type="currency">
            <text:p>55,77 €</text:p>
          </table:table-cell>
        </table:table-row>
        <table:table-row table:style-name="ro1">
          <table:table-cell office:value-type="string" calcext:value-type="string">
            <text:p>Sensoren+Aktoren</text:p>
          </table:table-cell>
          <table:table-cell table:formula="of:=[$'Sensoren+Aktoren'.$K$28]" office:value-type="currency" office:currency="EUR" office:value="42.53" calcext:value-type="currency">
            <text:p>42,53 €</text:p>
          </table:table-cell>
          <table:table-cell table:formula="of:=[$'Sensoren+Aktoren'.$L$28]" office:value-type="currency" office:currency="EUR" office:value="83.85" calcext:value-type="currency">
            <text:p>83,85 €</text:p>
          </table:table-cell>
          <table:table-cell table:formula="of:=[$'Sensoren+Aktoren'.$M$28]" office:value-type="currency" office:currency="EUR" office:value="71.67" calcext:value-type="currency">
            <text:p>71,67 €</text:p>
          </table:table-cell>
          <table:table-cell table:formula="of:=[$'Sensoren+Aktoren'.$N$28]" office:value-type="currency" office:currency="EUR" office:value="142.05" calcext:value-type="currency">
            <text:p>142,05 €</text:p>
          </table:table-cell>
        </table:table-row>
        <table:table-row table:style-name="ro1">
          <table:table-cell table:style-name="ce99" office:value-type="string" calcext:value-type="string">
            <text:p>Wasserbehälter+Verteilung</text:p>
          </table:table-cell>
          <table:table-cell table:style-name="ce101" table:formula="of:=[$'Wasserbehälter+Verteilung'.$K$27]" office:value-type="currency" office:currency="EUR" office:value="37.37" calcext:value-type="currency">
            <text:p>37,37 €</text:p>
          </table:table-cell>
          <table:table-cell table:style-name="ce101" table:formula="of:=[$'Wasserbehälter+Verteilung'.$L$27]" office:value-type="currency" office:currency="EUR" office:value="59.53" calcext:value-type="currency">
            <text:p>59,53 €</text:p>
          </table:table-cell>
          <table:table-cell table:style-name="ce101" table:formula="of:=[$'Wasserbehälter+Verteilung'.$M$27]" office:value-type="currency" office:currency="EUR" office:value="30.71" calcext:value-type="currency">
            <text:p>30,71 €</text:p>
          </table:table-cell>
          <table:table-cell table:style-name="ce102" table:formula="of:=[$'Wasserbehälter+Verteilung'.$N$27]" office:value-type="currency" office:currency="EUR" office:value="32.56" calcext:value-type="currency">
            <text:p>32,56 €</text:p>
          </table:table-cell>
        </table:table-row>
        <table:table-row table:style-name="ro1">
          <table:table-cell table:style-name="ce99" office:value-type="string" calcext:value-type="string">
            <text:p>Summe</text:p>
          </table:table-cell>
          <table:table-cell table:formula="of:=SUM([.B4:.B8])" office:value-type="currency" office:currency="EUR" office:value="155.085" calcext:value-type="currency">
            <text:p>155,09 €</text:p>
          </table:table-cell>
          <table:table-cell table:formula="of:=SUM([.C4:.C8])" office:value-type="currency" office:currency="EUR" office:value="234.995" calcext:value-type="currency">
            <text:p>235,00 €</text:p>
          </table:table-cell>
          <table:table-cell table:formula="of:=SUM([.D4:.D8])" office:value-type="currency" office:currency="EUR" office:value="218.002" calcext:value-type="currency">
            <text:p>218,00 €</text:p>
          </table:table-cell>
          <table:table-cell table:formula="of:=SUM([.E4:.E8])" office:value-type="currency" office:currency="EUR" office:value="315.112" calcext:value-type="currency">
            <text:p>315,11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.00.0000</text:date>, <text:time style:data-style-name="N2" text:time-value="05:24:28.58367049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07:51:20.823812439</meta:creation-date>
    <dc:date>2021-06-08T05:34:19.756593234</dc:date>
    <meta:editing-duration>PT3H3M59S</meta:editing-duration>
    <meta:editing-cycles>32</meta:editing-cycles>
    <meta:generator>LibreOffice/6.4.7.2$Linux_X86_64 LibreOffice_project/40$Build-2</meta:generator>
    <meta:document-statistic meta:table-count="6" meta:cell-count="1266" meta:object-count="0"/>
  </office:meta>
</office:document-meta>
</file>